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Arial Unicode MS'"/>
    <style:font-face style:name="Tahoma2" svg:font-family="Tahoma"/>
    <style:font-face style:name="erdana" svg:font-family="erdana, helvetica"/>
    <style:font-face style:name="verdana" svg:font-family="verdana, helvetica"/>
    <style:font-face style:name="verdana1" svg:font-family="verdana" style:font-family-generic="swiss"/>
    <style:font-face style:name="Consolas" svg:font-family="Consolas" style:font-family-generic="swiss" style:font-pitch="fixed"/>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in" table:align="left" style:writing-mode="lr-tb"/>
    </style:style>
    <style:style style:name="Table1.A" style:family="table-column">
      <style:table-column-properties style:column-width="1.5938in"/>
    </style:style>
    <style:style style:name="Table1.B" style:family="table-column">
      <style:table-column-properties style:column-width="4.4063in"/>
    </style:style>
    <style:style style:name="Table1.1" style:family="table-row">
      <style:table-row-properties style:keep-together="true" fo:keep-together="auto"/>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
      <style:paragraph-properties fo:text-align="justify" style:justify-single-word="false"/>
      <style:text-properties fo:color="#000000" style:font-name="verdana" fo:font-size="9.5pt"/>
    </style:style>
    <style:style style:name="P2" style:family="paragraph" style:parent-style-name="Text_20_body" style:list-style-name="">
      <style:text-properties fo:color="#000000" style:font-name="verdana" fo:font-size="9.5pt" style:font-name-asian="Consolas" style:font-size-asian="10pt" style:font-name-complex="Consolas"/>
    </style:style>
    <style:style style:name="P3" style:family="paragraph" style:parent-style-name="Text_20_body" style:list-style-name="">
      <style:text-properties fo:color="#000000" style:font-name="verdana" fo:font-size="9.5pt"/>
    </style:style>
    <style:style style:name="P4" style:family="paragraph" style:parent-style-name="Text_20_body" style:list-style-name="">
      <style:paragraph-properties fo:text-align="justify" style:justify-single-word="false"/>
      <style:text-properties fo:color="#000000" style:font-name="verdana1" fo:font-size="9.5pt"/>
    </style:style>
    <style:style style:name="P5" style:family="paragraph" style:parent-style-name="Text_20_body" style:list-style-name="">
      <style:text-properties fo:color="#000000" style:font-name="verdana1" fo:font-size="9.5pt"/>
    </style:style>
    <style:style style:name="P6" style:family="paragraph" style:parent-style-name="Text_20_body" style:list-style-name="">
      <style:paragraph-properties fo:text-align="justify" style:justify-single-word="false"/>
    </style:style>
    <style:style style:name="P7" style:family="paragraph" style:parent-style-name="Text_20_body" style:list-style-name="">
      <style:paragraph-properties fo:text-align="justify" style:justify-single-word="false"/>
      <style:text-properties style:font-name="verdana1" fo:font-size="9.5pt"/>
    </style:style>
    <style:style style:name="P8" style:family="paragraph" style:parent-style-name="Text_20_body" style:list-style-name="">
      <style:text-properties style:font-name="verdana1" fo:font-size="9.5pt"/>
    </style:style>
    <style:style style:name="P9" style:family="paragraph" style:parent-style-name="Text_20_body" style:list-style-name="">
      <style:text-properties style:font-name="verdana1" fo:font-size="9.5pt" style:font-name-asian="Consolas" style:font-size-asian="10pt" style:font-name-complex="Consolas"/>
    </style:style>
    <style:style style:name="P10" style:family="paragraph" style:parent-style-name="Text_20_body" style:list-style-name="">
      <style:paragraph-properties fo:text-align="justify" style:justify-single-word="false"/>
      <style:text-properties fo:color="#008200" style:font-name="verdana1" fo:font-size="9.5pt"/>
    </style:style>
    <style:style style:name="P11" style:family="paragraph" style:parent-style-name="Text_20_body" style:list-style-name=""/>
    <style:style style:name="P12" style:family="paragraph" style:parent-style-name="Text_20_body" style:list-style-name="">
      <style:paragraph-properties fo:margin-top="0in" fo:margin-bottom="0.139in" fo:line-height="115%"/>
      <style:text-properties fo:color="#000000" style:font-name="verdana" fo:font-size="9.5pt" fo:language="en" fo:country="none" style:font-size-asian="14pt" style:font-size-complex="14pt"/>
    </style:style>
    <style:style style:name="P13" style:family="paragraph" style:parent-style-name="Text_20_body" style:list-style-name="">
      <style:paragraph-properties fo:margin-top="0in" fo:margin-bottom="0in" style:line-height-at-least="0.2398in" fo:text-align="justify" style:justify-single-word="false"/>
      <style:text-properties fo:color="#008200" style:font-name="verdana1" fo:font-size="9.5pt"/>
    </style:style>
    <style:style style:name="P14" style:family="paragraph" style:parent-style-name="Text_20_body" style:list-style-name="">
      <style:paragraph-properties fo:margin-top="0in" fo:margin-bottom="0in" style:line-height-at-least="0.2398in" fo:text-align="justify" style:justify-single-word="false"/>
      <style:text-properties fo:color="#000000" style:font-name="verdana1" fo:font-size="9.5pt"/>
    </style:style>
    <style:style style:name="P15" style:family="paragraph" style:parent-style-name="Text_20_body" style:list-style-name="">
      <style:paragraph-properties fo:margin-top="0in" fo:margin-bottom="0in" style:line-height-at-least="0.2398in" fo:text-align="justify" style:justify-single-word="false"/>
      <style:text-properties fo:color="#000000"/>
    </style:style>
    <style:style style:name="P16" style:family="paragraph" style:parent-style-name="Text_20_body" style:list-style-name="">
      <style:paragraph-properties fo:margin-top="0in" fo:margin-bottom="0in" style:line-height-at-least="0.2398in" fo:text-align="justify" style:justify-single-word="false"/>
      <style:text-properties style:font-name="verdana1" fo:font-size="9.5pt"/>
    </style:style>
    <style:style style:name="P17" style:family="paragraph" style:parent-style-name="Text_20_body" style:list-style-name="">
      <style:paragraph-properties fo:margin-top="0in" fo:margin-bottom="0in" style:line-height-at-least="0.2398in" fo:text-align="justify" style:justify-single-word="false"/>
    </style:style>
    <style:style style:name="P18" style:family="paragraph" style:parent-style-name="Text_20_body" style:list-style-name="">
      <style:paragraph-properties fo:margin-top="0in" fo:margin-bottom="0in" style:line-height-at-least="0.2398in" fo:text-align="justify" style:justify-single-word="false" fo:keep-with-next="always"/>
      <style:text-properties fo:color="#000000" style:font-name="verdana1" fo:font-size="9.5pt"/>
    </style:style>
    <style:style style:name="P19" style:family="paragraph" style:parent-style-name="Text_20_body" style:list-style-name="">
      <style:paragraph-properties fo:margin-left="0.5in" fo:margin-right="0in" fo:margin-top="0in" fo:margin-bottom="0in" style:line-height-at-least="0.2398in" fo:text-align="justify" style:justify-single-word="false" fo:text-indent="0in" style:auto-text-indent="false"/>
      <style:text-properties fo:color="#000000" style:font-name="verdana1" fo:font-size="9.5pt"/>
    </style:style>
    <style:style style:name="P20" style:family="paragraph" style:parent-style-name="Text_20_body" style:list-style-name="RTF_5f_Num_20_3">
      <style:paragraph-properties fo:margin-left="0in" fo:margin-right="0in" fo:margin-top="0.0417in" fo:margin-bottom="0.0835in" style:line-height-at-least="0.2398in" fo:text-align="justify" style:justify-single-word="false" fo:text-indent="0in" style:auto-text-indent="false">
        <style:tab-stops/>
      </style:paragraph-properties>
      <style:text-properties fo:color="#000000" style:font-name="verdana" fo:font-size="9.5pt"/>
    </style:style>
    <style:style style:name="P21" style:family="paragraph" style:parent-style-name="Text_20_body" style:list-style-name="RTF_5f_Num_20_5">
      <style:paragraph-properties fo:margin-left="0in" fo:margin-right="0in" fo:margin-top="0.0417in" fo:margin-bottom="0.0835in" style:line-height-at-least="0.2398in" fo:text-align="justify" style:justify-single-word="false" fo:text-indent="0in" style:auto-text-indent="false">
        <style:tab-stops/>
      </style:paragraph-properties>
      <style:text-properties fo:color="#000000" style:font-name="verdana" fo:font-size="9.5pt"/>
    </style:style>
    <style:style style:name="P22" style:family="paragraph" style:parent-style-name="Text_20_body" style:list-style-name="RTF_5f_Num_20_6">
      <style:paragraph-properties fo:margin-left="0in" fo:margin-right="0in" fo:margin-top="0.0417in" fo:margin-bottom="0.0835in" style:line-height-at-least="0.2398in" fo:text-align="justify" style:justify-single-word="false" fo:text-indent="0in" style:auto-text-indent="false">
        <style:tab-stops/>
      </style:paragraph-properties>
      <style:text-properties fo:color="#000000" style:font-name="verdana" fo:font-size="9.5pt"/>
    </style:style>
    <style:style style:name="P23" style:family="paragraph" style:parent-style-name="Text_20_body" style:list-style-name="RTF_5f_Num_20_9">
      <style:paragraph-properties fo:margin-left="0in" fo:margin-right="0in" fo:margin-top="0.0417in" fo:margin-bottom="0.0835in" style:line-height-at-least="0.2398in" fo:text-align="justify" style:justify-single-word="false" fo:text-indent="0in" style:auto-text-indent="false">
        <style:tab-stops/>
      </style:paragraph-properties>
      <style:text-properties fo:color="#000000" style:font-name="verdana" fo:font-size="9.5pt"/>
    </style:style>
    <style:style style:name="P24" style:family="paragraph" style:parent-style-name="Text_20_body" style:list-style-name="RTF_5f_Num_20_10">
      <style:paragraph-properties fo:margin-left="0in" fo:margin-right="0in" fo:margin-top="0.0417in" fo:margin-bottom="0.0835in" style:line-height-at-least="0.2398in" fo:text-align="justify" style:justify-single-word="false" fo:text-indent="0in" style:auto-text-indent="false">
        <style:tab-stops/>
      </style:paragraph-properties>
      <style:text-properties fo:color="#000000" style:font-name="verdana" fo:font-size="9.5pt"/>
    </style:style>
    <style:style style:name="P25" style:family="paragraph" style:parent-style-name="Text_20_body" style:list-style-name="RTF_5f_Num_20_7">
      <style:paragraph-properties fo:margin-left="0in" fo:margin-right="0in" fo:margin-top="0.0417in" fo:margin-bottom="0.0835in" style:line-height-at-least="0.2398in" fo:text-indent="0in" style:auto-text-indent="false">
        <style:tab-stops/>
      </style:paragraph-properties>
      <style:text-properties fo:color="#000000" style:font-name="verdana" fo:font-size="9.5pt"/>
    </style:style>
    <style:style style:name="P26" style:family="paragraph" style:parent-style-name="Text_20_body" style:list-style-name="RTF_5f_Num_20_7">
      <style:paragraph-properties fo:margin-left="0in" fo:margin-right="0in" fo:margin-top="0.0417in" fo:margin-bottom="0.0835in" style:line-height-at-least="0.2398in" fo:text-indent="0in" style:auto-text-indent="false">
        <style:tab-stops/>
      </style:paragraph-properties>
      <style:text-properties fo:color="#000000" style:font-name="verdana" fo:font-size="9.5pt" style:font-name-asian="Consolas" style:font-size-asian="13pt" style:font-weight-asian="bold" style:font-name-complex="Consolas"/>
    </style:style>
    <style:style style:name="P27" style:family="paragraph" style:parent-style-name="Text_20_body" style:list-style-name="RTF_5f_Num_20_8">
      <style:paragraph-properties fo:margin-left="0in" fo:margin-right="0in" fo:text-indent="0in" style:auto-text-indent="false">
        <style:tab-stops/>
      </style:paragraph-properties>
      <style:text-properties fo:color="#000000" style:font-name="verdana" fo:font-size="9.5pt" style:font-name-asian="Consolas" style:font-size-asian="10pt" style:font-name-complex="Consolas"/>
    </style:style>
    <style:style style:name="P28" style:family="paragraph" style:parent-style-name="Text_20_body" style:list-style-name="RTF_5f_Num_20_8">
      <style:paragraph-properties fo:margin-left="0in" fo:margin-right="0in" fo:text-indent="0in" style:auto-text-indent="false">
        <style:tab-stops/>
      </style:paragraph-properties>
      <style:text-properties fo:color="#000000" style:font-name="verdana" fo:font-size="9.5pt"/>
    </style:style>
    <style:style style:name="P29" style:family="paragraph" style:parent-style-name="Text_20_body" style:list-style-name="">
      <style:paragraph-properties fo:margin-top="0.0417in" fo:margin-bottom="0.0835in" style:line-height-at-least="0.2398in"/>
      <style:text-properties fo:color="#000000" style:font-name="verdana" fo:font-size="9.5pt" fo:font-weight="bold" style:font-weight-asian="bold" style:font-weight-complex="bold"/>
    </style:style>
    <style:style style:name="P30" style:family="paragraph" style:parent-style-name="Text_20_body" style:list-style-name="">
      <style:paragraph-properties fo:margin-top="0.0417in" fo:margin-bottom="0.0835in" style:line-height-at-least="0.2398in" fo:text-align="center" style:justify-single-word="false"/>
      <style:text-properties fo:color="#000000" style:font-name="verdana" fo:font-size="16pt" style:text-underline-style="solid" style:text-underline-width="auto" style:text-underline-color="font-color" fo:font-weight="bold" style:font-size-asian="16pt" style:font-weight-asian="bold" style:font-size-complex="16pt" style:font-weight-complex="bold"/>
    </style:style>
    <style:style style:name="P31" style:family="paragraph" style:parent-style-name="Text_20_body" style:list-style-name="">
      <style:paragraph-properties fo:margin-top="0.0417in" fo:margin-bottom="0.0835in" style:line-height-at-least="0.2398in"/>
      <style:text-properties fo:color="#000000" style:font-name="verdana" fo:font-weight="bold" style:font-size-asian="13pt" style:font-weight-asian="bold" style:font-size-complex="13pt" style:font-weight-complex="bold"/>
    </style:style>
    <style:style style:name="P32" style:family="paragraph" style:parent-style-name="Text_20_body" style:list-style-name="">
      <style:paragraph-properties fo:margin-top="0.0417in" fo:margin-bottom="0.0835in" style:line-height-at-least="0.2398in"/>
      <style:text-properties fo:color="#000000" style:font-name="verdana" fo:font-size="13pt" fo:font-weight="bold" style:font-size-asian="13pt" style:font-weight-asian="bold" style:font-size-complex="13pt" style:font-weight-complex="bold"/>
    </style:style>
    <style:style style:name="P33" style:family="paragraph" style:parent-style-name="Text_20_body" style:list-style-name="">
      <style:paragraph-properties fo:margin-top="0.0417in" fo:margin-bottom="0.0835in" style:line-height-at-least="0.2398in"/>
      <style:text-properties fo:color="#000000" style:font-name="verdana" fo:font-size="13pt" fo:font-weight="bold" style:font-name-asian="Consolas" style:font-size-asian="13pt" style:font-weight-asian="bold" style:font-name-complex="Consolas" style:font-weight-complex="bold"/>
    </style:style>
    <style:style style:name="P34" style:family="paragraph" style:parent-style-name="Text_20_body" style:list-style-name="">
      <style:paragraph-properties fo:margin-top="0.0417in" fo:margin-bottom="0.0835in" style:line-height-at-least="0.2398in"/>
      <style:text-properties style:font-name="verdana1" fo:font-size="9.5pt" fo:font-weight="bold" style:font-size-asian="13pt" style:font-weight-asian="bold" style:font-size-complex="13pt" style:font-weight-complex="bold"/>
    </style:style>
    <style:style style:name="P35" style:family="paragraph" style:parent-style-name="Text_20_body" style:list-style-name="">
      <style:paragraph-properties fo:margin-top="0.0417in" fo:margin-bottom="0.0835in" style:line-height-at-least="0.2398in"/>
    </style:style>
    <style:style style:name="P36" style:family="paragraph" style:parent-style-name="Text_20_body" style:list-style-name="">
      <style:paragraph-properties fo:margin-left="0.2602in" fo:margin-right="0in" fo:text-indent="0in" style:auto-text-indent="false"/>
    </style:style>
    <style:style style:name="P37" style:family="paragraph" style:parent-style-name="Standard" style:list-style-name="">
      <style:paragraph-properties fo:text-align="justify" style:justify-single-word="false"/>
    </style:style>
    <style:style style:name="P38" style:family="paragraph" style:parent-style-name="Standard" style:list-style-name="">
      <style:paragraph-properties fo:text-align="justify" style:justify-single-word="false"/>
      <style:text-properties fo:color="#000000" style:font-name="verdana" fo:font-size="9.5pt"/>
    </style:style>
    <style:style style:name="P39" style:family="paragraph" style:parent-style-name="Standard" style:list-style-name="">
      <style:text-properties fo:color="#000000" style:font-name="Consolas" fo:font-size="10pt" style:font-name-asian="Consolas" style:font-size-asian="10pt" style:font-name-complex="Consolas"/>
    </style:style>
    <style:style style:name="P40" style:family="paragraph" style:parent-style-name="Standard" style:list-style-name="">
      <style:text-properties fo:color="#000000" style:font-name="Consolas" style:font-name-asian="Consolas" style:font-size-asian="10pt" style:font-name-complex="Consolas"/>
    </style:style>
    <style:style style:name="P41" style:family="paragraph" style:parent-style-name="Standard" style:list-style-name="">
      <style:text-properties fo:color="#000000" style:font-name-asian="Consolas" style:font-size-asian="10pt" style:font-name-complex="Consolas"/>
    </style:style>
    <style:style style:name="P42" style:family="paragraph" style:parent-style-name="Standard" style:list-style-name="">
      <style:text-properties style:font-name="Consolas" fo:font-size="10pt" style:font-name-asian="Consolas" style:font-size-asian="10pt" style:font-name-complex="Consolas"/>
    </style:style>
    <style:style style:name="P43" style:family="paragraph" style:parent-style-name="Standard" style:list-style-name="">
      <style:text-properties style:font-name="Consolas" style:font-name-asian="Consolas" style:font-size-asian="10pt" style:font-name-complex="Consolas"/>
    </style:style>
    <style:style style:name="P44" style:family="paragraph" style:parent-style-name="Standard" style:list-style-name="" style:master-page-name="Standard">
      <style:paragraph-properties fo:margin-top="0in" fo:margin-bottom="0.139in" fo:line-height="115%" style:page-number="auto"/>
    </style:style>
    <style:style style:name="P45" style:family="paragraph" style:parent-style-name="Standard" style:list-style-name="RTF_5f_Num_20_4">
      <style:paragraph-properties fo:margin-left="0in" fo:margin-right="0in" fo:text-align="justify" style:justify-single-word="false" fo:text-indent="0in" style:auto-text-indent="false">
        <style:tab-stops/>
      </style:paragraph-properties>
      <style:text-properties fo:color="#000000" style:font-name="verdana" fo:font-size="9.5pt"/>
    </style:style>
    <style:style style:name="P46" style:family="paragraph" style:parent-style-name="Standard" style:list-style-name="">
      <style:paragraph-properties fo:margin-top="0.0417in" fo:margin-bottom="0.0835in" style:line-height-at-least="0.2398in"/>
      <style:text-properties style:font-name="Consolas" fo:font-size="10pt" fo:font-weight="bold" style:font-name-asian="Consolas" style:font-size-asian="10pt" style:font-weight-asian="bold" style:font-name-complex="Consolas" style:font-weight-complex="bold"/>
    </style:style>
    <style:style style:name="P47" style:family="paragraph" style:parent-style-name="Standard" style:list-style-name="">
      <style:paragraph-properties fo:margin-top="0.0417in" fo:margin-bottom="0.0835in" style:line-height-at-least="0.2398in"/>
      <style:text-properties fo:color="#000000" style:font-name="Consolas" fo:font-size="10pt" fo:font-weight="bold" style:font-name-asian="Consolas" style:font-size-asian="10pt" style:font-weight-asian="bold" style:font-name-complex="Consolas" style:font-weight-complex="bold"/>
    </style:style>
    <style:style style:name="P48" style:family="paragraph" style:parent-style-name="Standard" style:list-style-name="">
      <style:paragraph-properties fo:margin-left="0.2602in" fo:margin-right="0in" fo:margin-top="0in" fo:margin-bottom="0.0835in" fo:text-indent="0in" style:auto-text-indent="false"/>
      <style:text-properties style:font-name="Consolas" fo:font-size="10pt" style:font-name-asian="Consolas" style:font-size-asian="10pt" style:font-name-complex="Consolas"/>
    </style:style>
    <style:style style:name="P49" style:family="paragraph" style:parent-style-name="Heading_20_4">
      <style:paragraph-properties fo:text-align="justify" style:justify-single-word="false"/>
      <style:text-properties fo:color="#610b4b" style:font-name="erdana" fo:font-size="14pt"/>
    </style:style>
    <style:style style:name="P50" style:family="paragraph" style:parent-style-name="Table_20_Contents" style:list-style-name="">
      <style:paragraph-properties fo:text-align="center" style:justify-single-word="false"/>
      <style:text-properties style:font-name="verdana" fo:font-size="9.5pt" style:text-underline-style="solid" style:text-underline-width="auto" style:text-underline-color="font-color" fo:font-weight="bold" style:font-weight-asian="bold" style:font-weight-complex="bold"/>
    </style:style>
    <style:style style:name="P51" style:family="paragraph" style:parent-style-name="Table_20_Contents" style:list-style-name="">
      <style:text-properties style:font-name="verdana" fo:font-size="9.5pt"/>
    </style:style>
    <style:style style:name="P52" style:family="paragraph" style:parent-style-name="Table_20_Contents" style:list-style-name="">
      <style:paragraph-properties fo:text-align="justify" style:justify-single-word="false"/>
      <style:text-properties style:font-name="verdana" fo:font-size="9.5pt" fo:font-weight="bold" style:font-weight-asian="bold" style:font-weight-complex="bold"/>
    </style:style>
    <style:style style:name="P53" style:family="paragraph" style:parent-style-name="Table_20_Contents" style:list-style-name="">
      <style:paragraph-properties fo:text-align="justify" style:justify-single-word="false"/>
      <style:text-properties style:font-name="verdana" fo:font-size="9.5pt"/>
    </style:style>
    <style:style style:name="P54" style:family="paragraph" style:parent-style-name="Heading_20_3">
      <style:paragraph-properties fo:text-align="justify" style:justify-single-word="false"/>
      <style:text-properties fo:color="#610b38" style:font-name="erdana" fo:font-size="18.5pt" fo:font-weight="normal" style:font-weight-asian="normal" style:font-weight-complex="normal"/>
    </style:style>
    <style:style style:name="P55" style:family="paragraph" style:parent-style-name="Heading_20_3">
      <style:text-properties fo:color="#610b4b" style:font-name="erdana" fo:font-size="15.5pt" fo:font-weight="normal" style:font-name-asian="Consolas" style:font-size-asian="10pt" style:font-weight-asian="normal" style:font-name-complex="Consolas" style:font-weight-complex="normal"/>
    </style:style>
    <style:style style:name="P56" style:family="paragraph" style:parent-style-name="Heading_20_3">
      <style:text-properties fo:color="#610b4b" style:font-name="erdana" fo:font-size="15.5pt" fo:font-weight="normal" style:font-weight-asian="normal" style:font-weight-complex="normal"/>
    </style:style>
    <style:style style:name="P57" style:family="paragraph" style:parent-style-name="Heading_20_3">
      <style:paragraph-properties fo:margin-left="0.2602in" fo:margin-right="0in" fo:margin-top="0in" fo:margin-bottom="0.0835in" fo:text-indent="0in" style:auto-text-indent="false"/>
      <style:text-properties fo:color="#610b4b" style:font-name="erdana" fo:font-size="15.5pt" fo:font-weight="normal" style:font-weight-asian="normal" style:font-weight-complex="normal"/>
    </style:style>
    <style:style style:name="P58" style:family="paragraph" style:parent-style-name="Heading_20_2">
      <style:text-properties fo:color="#000000" style:font-name="erdana" fo:font-size="18.5pt" fo:font-weight="normal" style:font-name-asian="Consolas" style:font-size-asian="10pt" style:font-weight-asian="normal" style:font-name-complex="Consolas" style:font-weight-complex="normal"/>
    </style:style>
    <style:style style:name="P59" style:family="paragraph" style:parent-style-name="Heading_20_2">
      <style:text-properties fo:color="#610b38" style:font-name="erdana" fo:font-size="18.5pt" fo:font-weight="normal" style:font-name-asian="Consolas" style:font-size-asian="10pt" style:font-weight-asian="normal" style:font-name-complex="Consolas" style:font-weight-complex="normal"/>
    </style:style>
    <style:style style:name="P60" style:family="paragraph" style:parent-style-name="Heading_20_2">
      <style:text-properties fo:color="#610b38" style:font-name="erdana" fo:font-size="18.5pt" fo:font-weight="normal" style:font-weight-asian="normal" style:font-weight-complex="normal"/>
    </style:style>
    <style:style style:name="P61" style:family="paragraph" style:parent-style-name="Heading_20_2">
      <style:paragraph-properties fo:margin-top="0.0417in" fo:margin-bottom="0.0835in" style:line-height-at-least="0.2398in"/>
      <style:text-properties fo:color="#610b4b" style:font-name="erdana" fo:font-size="15.5pt" fo:font-weight="normal" style:font-name-asian="Consolas" style:font-size-asian="13pt" style:font-name-complex="Consolas" style:font-weight-complex="normal"/>
    </style:style>
    <style:style style:name="P62" style:family="paragraph" style:parent-style-name="Heading_20_2">
      <style:paragraph-properties fo:margin-top="0.0417in" fo:margin-bottom="0.0835in" style:line-height-at-least="0.2398in"/>
      <style:text-properties fo:color="#610b38" style:font-name="erdana" fo:font-size="18.5pt" fo:font-weight="normal" style:font-name-asian="Consolas" style:font-size-asian="13pt" style:font-name-complex="Consolas" style:font-weight-complex="normal"/>
    </style:style>
    <style:style style:name="P63" style:family="paragraph" style:parent-style-name="Heading_20_1">
      <style:paragraph-properties fo:text-align="center" style:justify-single-word="false"/>
      <style:text-properties fo:color="#000000" style:font-name="erdana" fo:font-size="21.5pt" style:text-underline-style="solid" style:text-underline-width="auto" style:text-underline-color="font-color" fo:font-weight="normal" style:font-name-asian="Consolas" style:font-size-asian="10pt" style:font-weight-asian="normal" style:font-name-complex="Consolas" style:font-weight-complex="normal"/>
    </style:style>
    <style:style style:name="P64" style:family="paragraph" style:parent-style-name="Heading_20_1">
      <style:paragraph-properties fo:text-align="center" style:justify-single-word="false"/>
      <style:text-properties fo:color="#610b38" style:font-name="erdana" fo:font-size="21.5pt" style:text-underline-style="solid" style:text-underline-width="auto" style:text-underline-color="font-color" fo:font-weight="normal" style:font-weight-asian="normal" style:font-weight-complex="normal"/>
    </style:style>
    <style:style style:name="P65" style:family="paragraph" style:parent-style-name="Heading_20_1">
      <style:paragraph-properties fo:margin-top="0in" fo:margin-bottom="0.139in" fo:line-height="115%" fo:text-align="center" style:justify-single-word="false"/>
      <style:text-properties fo:color="#000000" style:font-name="erdana" fo:font-size="21.5pt" fo:language="en" fo:country="none" style:text-underline-style="solid" style:text-underline-width="auto" style:text-underline-color="font-color" fo:font-weight="normal" style:font-size-asian="11pt" style:font-weight-asian="normal" style:font-size-complex="11pt" style:font-weight-complex="normal"/>
    </style:style>
    <style:style style:name="T1" style:family="text">
      <style:text-properties fo:font-weight="bold" style:font-weight-asian="bold" style:font-weight-complex="bold"/>
    </style:style>
    <style:style style:name="T2" style:family="text">
      <style:text-properties fo:color="#006699"/>
    </style:style>
    <style:style style:name="T3" style:family="text">
      <style:text-properties fo:color="#006699" fo:font-weight="bold" style:font-weight-asian="bold" style:font-weight-complex="bold"/>
    </style:style>
    <style:style style:name="T4" style:family="text">
      <style:text-properties fo:color="#000000"/>
    </style:style>
    <style:style style:name="T5" style:family="text">
      <style:text-properties fo:color="#000000" style:font-name="verdana" fo:font-size="9.5pt"/>
    </style:style>
    <style:style style:name="T6" style:family="text">
      <style:text-properties fo:color="#000000" fo:font-size="10pt"/>
    </style:style>
    <style:style style:name="T7" style:family="text">
      <style:text-properties fo:color="#000000" fo:font-size="10pt" fo:font-style="italic" style:font-style-asian="italic" style:font-style-complex="italic"/>
    </style:style>
    <style:style style:name="T8" style:family="text">
      <style:text-properties fo:color="#000000" style:font-name="verdana1" fo:font-size="9.5pt"/>
    </style:style>
    <style:style style:name="T9" style:family="text">
      <style:text-properties fo:color="#610b38" style:font-name="erdana" fo:font-size="18.5pt"/>
    </style:style>
    <style:style style:name="T10" style:family="text">
      <style:text-properties fo:color="#610b38" style:font-name="erdana" fo:font-size="21.5pt"/>
    </style:style>
    <style:style style:name="T11" style:family="text">
      <style:text-properties fo:font-size="9.5pt"/>
    </style:style>
    <style:style style:name="T12" style:family="text">
      <style:text-properties fo:font-size="13pt"/>
    </style:style>
    <style:style style:name="T13" style:family="text">
      <style:text-properties fo:color="#008200"/>
    </style:style>
    <style:style style:name="T14" style:family="text">
      <style:text-properties fo:color="#7f0055"/>
    </style:style>
    <style:style style:name="T15" style:family="text">
      <style:text-properties fo:color="#7f0055" fo:font-weight="bold" style:font-weight-asian="bold" style:font-weight-complex="bold"/>
    </style:style>
    <style:style style:name="T16" style:family="text">
      <style:text-properties fo:color="#7f0055" fo:font-size="10pt" fo:font-weight="bold" style:font-weight-asian="bold" style:font-weight-complex="bold"/>
    </style:style>
    <style:style style:name="T17" style:family="text">
      <style:text-properties fo:color="#0000c0"/>
    </style:style>
    <style:style style:name="T18" style:family="text">
      <style:text-properties fo:color="#0000c0" fo:font-style="italic" fo:font-weight="bold" style:font-style-asian="italic" style:font-weight-asian="bold" style:font-style-complex="italic" style:font-weight-complex="bold"/>
    </style:style>
    <style:style style:name="T19" style:family="text">
      <style:text-properties fo:color="#0000c0" fo:font-style="italic" style:font-style-asian="italic" style:font-style-complex="italic"/>
    </style:style>
    <style:style style:name="T20" style:family="text">
      <style:text-properties fo:color="#0000c0" fo:font-size="10pt" fo:font-style="italic" fo:font-weight="bold" style:font-style-asian="italic" style:font-weight-asian="bold" style:font-style-complex="italic" style:font-weight-complex="bold"/>
    </style:style>
    <style:style style:name="T21" style:family="text">
      <style:text-properties fo:color="#0000c0" fo:font-size="10pt" fo:font-style="italic" style:font-style-asian="italic" style:font-style-complex="italic"/>
    </style:style>
    <style:style style:name="T22" style:family="text">
      <style:text-properties fo:color="#6a3e3e"/>
    </style:style>
    <style:style style:name="T23" style:family="text">
      <style:text-properties fo:color="#6a3e3e" fo:font-size="10pt"/>
    </style:style>
    <style:style style:name="T24" style:family="text">
      <style:text-properties fo:color="#6a3e3e" fo:font-size="10pt" style:text-underline-style="solid" style:text-underline-width="auto" style:text-underline-color="font-color"/>
    </style:style>
    <style:style style:name="T25" style:family="text">
      <style:text-properties fo:color="#3f7f5f"/>
    </style:style>
    <style:style style:name="T26" style:family="text">
      <style:text-properties fo:color="#3f7f5f" style:text-underline-style="solid" style:text-underline-width="auto" style:text-underline-color="font-color"/>
    </style:style>
    <style:style style:name="T27" style:family="text">
      <style:text-properties fo:color="#3f7f5f" fo:font-size="10pt"/>
    </style:style>
    <style:style style:name="T28" style:family="text">
      <style:text-properties fo:color="#3f7f5f" fo:font-size="10pt" style:text-underline-style="solid" style:text-underline-width="auto" style:text-underline-color="font-color"/>
    </style:style>
    <style:style style:name="T29" style:family="text">
      <style:text-properties style:font-name="verdana" fo:font-size="9.5pt"/>
    </style:style>
    <style:style style:name="T30" style:family="text">
      <style:text-properties style:font-name="Consolas" fo:font-size="10pt"/>
    </style:style>
    <style:style style:name="T31" style:family="text">
      <style:text-properties fo:color="#2a00ff"/>
    </style:style>
    <style:style style:name="T32" style:family="text">
      <style:text-properties fo:font-size="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h text:style-name="P65" text:outline-level="1">Java Inner Class</text:h>
      <text:p text:style-name="P12"><text:span text:style-name="T1">Java inner class </text:span>or <text:span text:style-name="T1">nested class</text:span> is a class i.e. declared inside the class or interface.</text:p>
      <text:p text:style-name="P1">We use inner classes to logically group classes and interfaces in one place so that it can be more readable and maintainable.</text:p>
      <text:p text:style-name="P1">Additionally, it can access all the members of outer class including private data members and methods.</text:p>
      <text:p text:style-name="P6"/>
      <text:h text:style-name="P49" text:outline-level="4">Syntax of Inner class</text:h>
      <text:p text:style-name="P7"><text:span text:style-name="T3">Class </text:span><text:span text:style-name="T4">Java_Outer_class</text:span></text:p>
      <text:p text:style-name="P4">{</text:p>
      <text:p text:style-name="P10"><text:tab/>//code</text:p>
      <text:p text:style-name="P7"><text:span text:style-name="T3"><text:tab/>class </text:span><text:span text:style-name="T4">Java_Inner_class</text:span></text:p>
      <text:p text:style-name="P4"><text:tab/>{</text:p>
      <text:p text:style-name="P13"><text:tab/><text:tab/>//code</text:p>
      <text:p text:style-name="P19">}</text:p>
      <text:p text:style-name="P14">}</text:p>
      <text:p text:style-name="P6"/>
      <text:h text:style-name="P54" text:outline-level="3">Advantage of java inner classes</text:h>
      <text:p text:style-name="P1">There are basically three advantages of inner classes in java. They are as follows:</text:p>
      <text:p text:style-name="P1">1) Nested classes represent a special type of relationship that is <text:span text:style-name="T1">it can access all the members (data members and methods) of outer class </text:span>including private.</text:p>
      <text:p text:style-name="P1">2) Nested classes are used <text:span text:style-name="T1">to develop more readable and maintainable code </text:span>because it logically group classes and interfaces in one place only.</text:p>
      <text:p text:style-name="P1">3) <text:span text:style-name="T1">Code Optimization</text:span>: It requires less code to write.</text:p>
      <text:p text:style-name="P6"/>
      <text:h text:style-name="P54" text:outline-level="3">Difference between nested class and inner class in Java</text:h>
      <text:p text:style-name="P6"><text:span text:style-name="T5">Inner class is a part of nested class. Non-static nested classes are known as inner classes.</text:span><text:span text:style-name="T9"> </text:span></text:p>
      <text:p text:style-name="P6"/>
      <text:p text:style-name="P6"/>
      <text:h text:style-name="P54" text:outline-level="3">Types of Nested classes</text:h>
      <text:p text:style-name="P37"/>
      <text:p text:style-name="P38">There are two types of nested classes</text:p>
      <text:list xml:id="list1342531790835402027" text:style-name="RTF_5f_Num_20_4">
        <text:list-item>
          <text:p text:style-name="P45">static nested classes.</text:p>
        </text:list-item>
        <text:list-item>
          <text:p text:style-name="P45">non-static classes or inner classes.</text:p>
        </text:list-item>
      </text:list>
      <text:p text:style-name="P37"/>
      <text:list xml:id="list7542540498378812867" text:style-name="RTF_5f_Num_20_3">
        <text:list-item>
          <text:p text:style-name="P20"><text:soft-page-break/>Non-static nested class(inner class)</text:p>
          <text:list>
            <text:list-item>
              <text:p text:style-name="P20">Member inner class</text:p>
            </text:list-item>
          </text:list>
        </text:list-item>
      </text:list>
      <text:list xml:id="list7165770676100915242" text:style-name="RTF_5f_Num_20_5">
        <text:list-item>
          <text:list>
            <text:list-item>
              <text:p text:style-name="P21">Anonymous inner class</text:p>
            </text:list-item>
          </text:list>
        </text:list-item>
      </text:list>
      <text:list xml:id="list31683683" text:continue-list="list7542540498378812867" text:style-name="RTF_5f_Num_20_3">
        <text:list-item>
          <text:list>
            <text:list-item>
              <text:p text:style-name="P20">Local inner class</text:p>
            </text:list-item>
          </text:list>
        </text:list-item>
        <text:list-item>
          <text:p text:style-name="P20">Static nested class</text:p>
        </text:list-item>
      </text:list>
      <text:p text:style-name="P6"/>
      <table:table table:name="Table1" table:style-name="Table1">
        <table:table-column table:style-name="Table1.A"/>
        <table:table-column table:style-name="Table1.B"/>
        <table:table-row table:style-name="Table1.1">
          <table:table-cell table:style-name="Table1.A1" office:value-type="string">
            <text:p text:style-name="P50">Type</text:p>
          </table:table-cell>
          <table:table-cell table:style-name="Table1.B1" office:value-type="string">
            <text:p text:style-name="P50">Description</text:p>
          </table:table-cell>
        </table:table-row>
        <table:table-row table:style-name="Table1.1">
          <table:table-cell table:style-name="Table1.A2" office:value-type="string">
            <text:p text:style-name="P29">Member inner class</text:p>
          </table:table-cell>
          <table:table-cell table:style-name="Table1.B2" office:value-type="string">
            <text:p text:style-name="P51"><text:span text:style-name="T4">A class created within class and outside method.</text:span> </text:p>
          </table:table-cell>
        </table:table-row>
        <table:table-row table:style-name="Table1.1">
          <table:table-cell table:style-name="Table1.A2" office:value-type="string">
            <text:p text:style-name="P52"><text:span text:style-name="T4">Anonymous inner class</text:span> </text:p>
          </table:table-cell>
          <table:table-cell table:style-name="Table1.B2" office:value-type="string">
            <text:p text:style-name="P53"><text:span text:style-name="T4">A class created for implementing interface or extending class. Its name is decided by the java compiler.</text:span> </text:p>
          </table:table-cell>
        </table:table-row>
        <table:table-row table:style-name="Table1.1">
          <table:table-cell table:style-name="Table1.A2" office:value-type="string">
            <text:p text:style-name="P29">Local inner class</text:p>
          </table:table-cell>
          <table:table-cell table:style-name="Table1.B2" office:value-type="string">
            <text:p text:style-name="P53"><text:span text:style-name="T4">A class created within method.</text:span> </text:p>
          </table:table-cell>
        </table:table-row>
        <table:table-row table:style-name="Table1.1">
          <table:table-cell table:style-name="Table1.A2" office:value-type="string">
            <text:p text:style-name="P52">Static Nested class</text:p>
          </table:table-cell>
          <table:table-cell table:style-name="Table1.B2" office:value-type="string">
            <text:p text:style-name="P53"><text:span text:style-name="T4">A static class created within class.</text:span> </text:p>
          </table:table-cell>
        </table:table-row>
        <table:table-row table:style-name="Table1.1">
          <table:table-cell table:style-name="Table1.A2" office:value-type="string">
            <text:p text:style-name="P52">Nested Interface </text:p>
          </table:table-cell>
          <table:table-cell table:style-name="Table1.B2" office:value-type="string">
            <text:p text:style-name="P53"><text:span text:style-name="T4">An interface created within class or interface.</text:span> </text:p>
          </table:table-cell>
        </table:table-row>
      </table:table>
      <text:p text:style-name="P6"/>
      <text:p text:style-name="P30">1.Member inner class</text:p>
      <text:p text:style-name="P31"><text:span text:style-name="T11">A non-static class that is created inside a class but outside a method is called member inner class.</text:span><text:span text:style-name="T12"> </text:span></text:p>
      <text:p text:style-name="P32">Syntax:</text:p>
      <text:p text:style-name="P34"><text:span text:style-name="T2">class </text:span><text:span text:style-name="T4">Outer</text:span></text:p>
      <text:p text:style-name="P34"><text:span text:style-name="T4">{ <text:tab/></text:span><text:span text:style-name="T13">//code</text:span></text:p>
      <text:p text:style-name="P16"><text:span text:style-name="T3"><text:tab/>class </text:span><text:span text:style-name="T4">Inner</text:span></text:p>
      <text:p text:style-name="P16"><text:span text:style-name="T4"><text:tab/>{</text:span><text:span text:style-name="T13"><text:tab/>//code</text:span></text:p>
      <text:p text:style-name="P15"><text:tab/>}</text:p>
      <text:p text:style-name="P14">}</text:p>
      <text:p text:style-name="P35"/>
      <text:p text:style-name="P35"/>
      <text:p text:style-name="P32">For Example:</text:p>
      <text:p text:style-name="P46"><text:span text:style-name="T14">package</text:span><text:span text:style-name="T4"> Nesting;</text:span></text:p>
      <text:p text:style-name="Standard"/>
      <text:p text:style-name="P42"><text:span text:style-name="T15">public</text:span><text:span text:style-name="T4"> </text:span><text:span text:style-name="T15">class</text:span><text:span text:style-name="T4"> MemberInner</text:span></text:p>
      <text:p text:style-name="P39">{</text:p>
      <text:p text:style-name="Standard"/>
      <text:p text:style-name="P42"><text:span text:style-name="T4"><text:tab/></text:span><text:span text:style-name="T15">private</text:span><text:span text:style-name="T4"> </text:span><text:span text:style-name="T15">int</text:span><text:span text:style-name="T4"> </text:span><text:span text:style-name="T17">data</text:span><text:span text:style-name="T4">=10;</text:span></text:p>
      <text:p text:style-name="P39"><text:tab/></text:p>
      <text:p text:style-name="P42"><text:span text:style-name="T4"><text:tab/></text:span><text:span text:style-name="T15">class</text:span><text:span text:style-name="T4"> Inner</text:span></text:p>
      <text:p text:style-name="P39"><text:soft-page-break/><text:tab/>{</text:p>
      <text:p text:style-name="P42"><text:span text:style-name="T4"><text:tab/><text:tab/></text:span><text:span text:style-name="T15">void</text:span><text:span text:style-name="T4"> msg(){System.</text:span><text:span text:style-name="T18">out</text:span><text:span text:style-name="T4">.println(</text:span><text:span text:style-name="T17">data</text:span><text:span text:style-name="T4">);}</text:span></text:p>
      <text:p text:style-name="P39"><text:tab/>}</text:p>
      <text:p text:style-name="P39"><text:tab/></text:p>
      <text:p text:style-name="P42"><text:span text:style-name="T4"><text:tab/></text:span><text:span text:style-name="T15">public</text:span><text:span text:style-name="T4"> </text:span><text:span text:style-name="T15">static</text:span><text:span text:style-name="T4"> </text:span><text:span text:style-name="T15">void</text:span><text:span text:style-name="T4"> main(String[] </text:span><text:span text:style-name="T22">args</text:span><text:span text:style-name="T4">)</text:span></text:p>
      <text:p text:style-name="P39"><text:tab/>{</text:p>
      <text:p text:style-name="P42"><text:span text:style-name="T4"><text:tab/><text:tab/>MemberInner </text:span><text:span text:style-name="T22">obj</text:span><text:span text:style-name="T4">=</text:span><text:span text:style-name="T15">new</text:span><text:span text:style-name="T4"> MemberInner(); <text:s/></text:span></text:p>
      <text:p text:style-name="P42"><text:span text:style-name="T4"><text:tab/><text:tab/>MemberInner.Inner </text:span><text:span text:style-name="T22">in</text:span><text:span text:style-name="T4">=</text:span><text:span text:style-name="T22">obj</text:span><text:span text:style-name="T4">.</text:span><text:span text:style-name="T15">new</text:span><text:span text:style-name="T4"> Inner();</text:span></text:p>
      <text:p text:style-name="P42"><text:span text:style-name="T4"><text:tab/><text:tab/></text:span><text:span text:style-name="T25">//Outer.Inner </text:span><text:span text:style-name="T26">innerobj</text:span><text:span text:style-name="T25">=outerobj.new Inner();</text:span><text:span text:style-name="T4"> <text:s/></text:span></text:p>
      <text:p text:style-name="P42"><text:span text:style-name="T4"><text:tab/><text:tab/></text:span><text:span text:style-name="T22">in</text:span><text:span text:style-name="T4">.msg(); <text:s/></text:span></text:p>
      <text:p text:style-name="Standard"/>
      <text:p text:style-name="P39"><text:tab/>}</text:p>
      <text:p text:style-name="Standard"/>
      <text:p text:style-name="P39">}</text:p>
      <text:p text:style-name="P35"/>
      <text:p text:style-name="P32">Output:</text:p>
      <text:p text:style-name="P39">10</text:p>
      <text:p text:style-name="Standard"/>
      <text:h text:style-name="P58" text:outline-level="2">Internal working of Java member inner class:</text:h>
      <text:p text:style-name="P1">The java compiler creates two class files in case of inner class. The class file name of inner class is "Outer$Inner". If you want to instantiate inner class, you must have to create the instance of outer class. In such case, instance of inner class is created inside the instance of outer class.</text:p>
      <text:p text:style-name="P41"><text:span text:style-name="T29">The java compiler creates a class file named Outer$Inner in this case. The Member inner class have the reference of Outer class that is why it can access all the data members of Outer class including private.</text:span><text:span text:style-name="T30"> </text:span></text:p>
      <text:p text:style-name="Standard"/>
      <text:h text:style-name="P63" text:outline-level="1">2.Java Anonymous inner class</text:h>
      <text:p text:style-name="P2">A class that have no name is known as anonymous inner class in java. It should be used if you have to override method of class or interface. </text:p>
      <text:p text:style-name="P11"/>
      <text:p text:style-name="P11"/>
      <text:p text:style-name="P11"/>
      <text:p text:style-name="P2">Java Anonymous inner class can be created by two ways:</text:p>
      <text:list xml:id="list6649396614245997359" text:style-name="RTF_5f_Num_20_6">
        <text:list-item>
          <text:p text:style-name="P22">Class (may be abstract or concrete).</text:p>
        </text:list-item>
        <text:list-item>
          <text:p text:style-name="P22">Interface</text:p>
        </text:list-item>
      </text:list>
      <text:h text:style-name="P55" text:outline-level="3">Java anonymous inner class example using class</text:h>
      <text:p text:style-name="P11"/>
      <text:p text:style-name="P42"><text:span text:style-name="T15">package</text:span><text:span text:style-name="T4"> Nesting;</text:span></text:p>
      <text:p text:style-name="Standard"/>
      <text:p text:style-name="P42"><text:span text:style-name="T15">public</text:span><text:span text:style-name="T4"> </text:span><text:span text:style-name="T15">class</text:span><text:span text:style-name="T4"> AnonymousClass {</text:span></text:p>
      <text:p text:style-name="Standard"/>
      <text:p text:style-name="P42"><text:span text:style-name="T4"><text:tab/></text:span><text:span text:style-name="T15">public</text:span><text:span text:style-name="T4"> </text:span><text:span text:style-name="T15">static</text:span><text:span text:style-name="T4"> </text:span><text:span text:style-name="T15">void</text:span><text:span text:style-name="T4"> main(String[] </text:span><text:span text:style-name="T22">args</text:span><text:span text:style-name="T4">) </text:span></text:p>
      <text:p text:style-name="P39"><text:tab/>{</text:p>
      <text:p text:style-name="P42"><text:span text:style-name="T4"><text:tab/><text:tab/>Person </text:span><text:span text:style-name="T22">p</text:span><text:span text:style-name="T4">=</text:span><text:span text:style-name="T15">new</text:span><text:span text:style-name="T4"> Person()</text:span></text:p>
      <text:p text:style-name="P39"><text:soft-page-break/><text:tab/><text:tab/>{ <text:s/></text:p>
      <text:p text:style-name="P42"><text:span text:style-name="T4"><text:tab/><text:tab/> <text:s/></text:span><text:span text:style-name="T15">void</text:span><text:span text:style-name="T4"> eat(){System.</text:span><text:span text:style-name="T18">out</text:span><text:span text:style-name="T4">.println(</text:span><text:span text:style-name="T31">"nice fruits"</text:span><text:span text:style-name="T4">);} <text:s/></text:span></text:p>
      <text:p text:style-name="P39"><text:tab/><text:tab/>}; <text:s/></text:p>
      <text:p text:style-name="P42"><text:span text:style-name="T4"><text:tab/><text:tab/></text:span><text:span text:style-name="T22">p</text:span><text:span text:style-name="T4">.eat(); <text:s/></text:span></text:p>
      <text:p text:style-name="P39"><text:tab/>}</text:p>
      <text:p text:style-name="P39">}</text:p>
      <text:p text:style-name="Standard"/>
      <text:p text:style-name="P42"><text:span text:style-name="T15">abstract</text:span><text:span text:style-name="T4"> </text:span><text:span text:style-name="T15">class</text:span><text:span text:style-name="T4"> Person</text:span></text:p>
      <text:p text:style-name="P39">{ <text:s/></text:p>
      <text:p text:style-name="P42"><text:span text:style-name="T4"><text:tab/> <text:s/></text:span><text:span text:style-name="T15">abstract</text:span><text:span text:style-name="T4"> </text:span><text:span text:style-name="T15">void</text:span><text:span text:style-name="T4"> eat(); <text:s/></text:span></text:p>
      <text:p text:style-name="P39">} <text:s/></text:p>
      <text:p text:style-name="Standard"/>
      <text:p text:style-name="Standard"/>
      <text:p text:style-name="P33">Output:</text:p>
      <text:p text:style-name="P47">nice fruits</text:p>
      <text:p text:style-name="P35"/>
      <text:h text:style-name="P61" text:outline-level="2">Internal working of given code</text:h>
      <text:list xml:id="list329819585329163498" text:style-name="RTF_5f_Num_20_7">
        <text:list-item>
          <text:p text:style-name="P26">A class is created but its name is decided by the compiler which extends the Person class and provides the implementation of the eat() method.</text:p>
        </text:list-item>
        <text:list-item>
          <text:p text:style-name="P25">An object of Anonymous class is created that is referred by p reference variable of Person type.</text:p>
        </text:list-item>
      </text:list>
      <text:p text:style-name="P35"/>
      <text:p text:style-name="P35"/>
      <text:p text:style-name="P35"/>
      <text:h text:style-name="P62" text:outline-level="2">Java anonymous inner class example using interface</text:h>
      <text:p text:style-name="P46"><text:span text:style-name="T14">package</text:span><text:span text:style-name="T4"> Nesting;</text:span></text:p>
      <text:p text:style-name="Standard"/>
      <text:p text:style-name="P42"><text:span text:style-name="T15">public</text:span><text:span text:style-name="T4"> </text:span><text:span text:style-name="T15">class</text:span><text:span text:style-name="T4"> AnonymousClass {</text:span></text:p>
      <text:p text:style-name="Standard"/>
      <text:p text:style-name="P42"><text:span text:style-name="T4"><text:tab/></text:span><text:span text:style-name="T15">public</text:span><text:span text:style-name="T4"> </text:span><text:span text:style-name="T15">static</text:span><text:span text:style-name="T4"> </text:span><text:span text:style-name="T15">void</text:span><text:span text:style-name="T4"> main(String[] </text:span><text:span text:style-name="T22">args</text:span><text:span text:style-name="T4">) </text:span></text:p>
      <text:p text:style-name="P39"><text:tab/>{</text:p>
      <text:p text:style-name="P42"><text:span text:style-name="T4"><text:tab/><text:tab/>Person </text:span><text:span text:style-name="T22">p</text:span><text:span text:style-name="T4">=</text:span><text:span text:style-name="T15">new</text:span><text:span text:style-name="T4"> Person()</text:span></text:p>
      <text:p text:style-name="P39"><text:tab/><text:tab/>{ <text:s/></text:p>
      <text:p text:style-name="P42"><text:span text:style-name="T4"><text:tab/><text:tab/><text:tab/></text:span><text:span text:style-name="T15">public</text:span><text:span text:style-name="T4"> </text:span><text:span text:style-name="T15">void</text:span><text:span text:style-name="T4"> eat(){System.</text:span><text:span text:style-name="T18">out</text:span><text:span text:style-name="T4">.println(</text:span><text:span text:style-name="T31">"nice fruits"</text:span><text:span text:style-name="T4">);} <text:s/></text:span></text:p>
      <text:p text:style-name="P39"><text:tab/><text:tab/>}; <text:s/></text:p>
      <text:p text:style-name="P42"><text:span text:style-name="T4"><text:tab/><text:tab/></text:span><text:span text:style-name="T22">p</text:span><text:span text:style-name="T4">.eat(); <text:s/></text:span></text:p>
      <text:p text:style-name="P39"><text:tab/>}</text:p>
      <text:p text:style-name="P39">}</text:p>
      <text:p text:style-name="Standard"/>
      <text:p text:style-name="P42"><text:span text:style-name="T15">interface</text:span><text:span text:style-name="T4"> Person</text:span></text:p>
      <text:p text:style-name="P39">{ <text:s/></text:p>
      <text:p text:style-name="P42"><text:span text:style-name="T4"><text:tab/> <text:s/></text:span><text:span text:style-name="T15">void</text:span><text:span text:style-name="T4"> eat(); <text:s/></text:span></text:p>
      <text:p text:style-name="P39">} <text:s/></text:p>
      <text:p text:style-name="Standard"/>
      <text:h text:style-name="P55" text:outline-level="3"><text:soft-page-break/>Internal working of given code</text:h>
      <text:list xml:id="list1223737198658092819" text:style-name="RTF_5f_Num_20_8">
        <text:list-item>
          <text:p text:style-name="P27">A class is created but its name is decided by the compiler which implements the Eatable interface and provides the implementation of the eat() method.</text:p>
        </text:list-item>
        <text:list-item>
          <text:p text:style-name="P28">An object of Anonymous class is created that is referred by p reference variable of Eatable type.</text:p>
        </text:list-item>
      </text:list>
      <text:p text:style-name="Standard"/>
      <text:h text:style-name="P63" text:outline-level="1">3.Java Local inner class</text:h>
      <text:p text:style-name="P41"><text:span text:style-name="T29">A class i.e. created inside a method is called local inner class in java. If you want to invoke the methods of local inner class, you must instantiate this class inside the method.</text:span><text:span text:style-name="T30"> </text:span></text:p>
      <text:p text:style-name="Standard"/>
      <text:p text:style-name="P42"><text:span text:style-name="T15">package</text:span><text:span text:style-name="T4"> Nesting;</text:span></text:p>
      <text:p text:style-name="Standard"/>
      <text:p text:style-name="P42"><text:span text:style-name="T15">public</text:span><text:span text:style-name="T4"> </text:span><text:span text:style-name="T15">class</text:span><text:span text:style-name="T4"> LocalInnerClass </text:span></text:p>
      <text:p text:style-name="P39">{</text:p>
      <text:p text:style-name="P42"><text:span text:style-name="T4"><text:tab/></text:span><text:span text:style-name="T15">private</text:span><text:span text:style-name="T4"> </text:span><text:span text:style-name="T15">int</text:span><text:span text:style-name="T4"> </text:span><text:span text:style-name="T17">data</text:span><text:span text:style-name="T4">=10; </text:span><text:span text:style-name="T25">//Instance variable</text:span></text:p>
      <text:p text:style-name="P39"><text:tab/></text:p>
      <text:p text:style-name="P42"><text:span text:style-name="T4"><text:tab/></text:span><text:span text:style-name="T15">void</text:span><text:span text:style-name="T4"> display()</text:span></text:p>
      <text:p text:style-name="P39"><text:tab/>{</text:p>
      <text:p text:style-name="P43"><text:span text:style-name="T15"><text:s text:c="11"/></text:span><text:span text:style-name="T16">int</text:span><text:span text:style-name="T6"> </text:span><text:span text:style-name="T24">value</text:span><text:span text:style-name="T6">=50;</text:span><text:span text:style-name="T27">//local variable must be final till </text:span><text:span text:style-name="T28">jdk</text:span><text:span text:style-name="T27"> 1.7 only <text:s/></text:span></text:p>
      <text:p text:style-name="P42"><text:span text:style-name="T4"><text:tab/><text:tab/></text:span><text:span text:style-name="T15">class</text:span><text:span text:style-name="T4"> Inner</text:span></text:p>
      <text:p text:style-name="P39"><text:tab/><text:tab/>{</text:p>
      <text:p text:style-name="P42"><text:span text:style-name="T4"><text:tab/><text:tab/><text:tab/></text:span><text:span text:style-name="T15">void</text:span><text:span text:style-name="T4"> print()</text:span></text:p>
      <text:p text:style-name="P39"><text:tab/><text:tab/><text:tab/>{</text:p>
      <text:p text:style-name="P39"><text:tab/></text:p>
      <text:p text:style-name="P42"><text:span text:style-name="T4"><text:tab/><text:tab/><text:tab/><text:tab/>System.</text:span><text:span text:style-name="T18">out</text:span><text:span text:style-name="T4">.println(</text:span><text:span text:style-name="T17">data</text:span><text:span text:style-name="T4">);<text:tab/><text:tab/><text:tab/><text:tab/><text:tab/><text:tab/><text:tab/><text:tab/>System.</text:span><text:span text:style-name="T18">out</text:span><text:span text:style-name="T4">.println(</text:span><text:span text:style-name="T17">value</text:span><text:span text:style-name="T4">);</text:span></text:p>
      <text:p text:style-name="P39"><text:tab/><text:tab/><text:tab/>}</text:p>
      <text:p text:style-name="P39"><text:tab/><text:tab/>}</text:p>
      <text:p text:style-name="P39"><text:tab/><text:tab/></text:p>
      <text:p text:style-name="P42"><text:span text:style-name="T4"><text:tab/><text:tab/>Inner </text:span><text:span text:style-name="T22">i</text:span><text:span text:style-name="T4">=</text:span><text:span text:style-name="T15">new</text:span><text:span text:style-name="T4"> Inner();</text:span></text:p>
      <text:p text:style-name="P42"><text:span text:style-name="T4"><text:tab/><text:tab/></text:span><text:span text:style-name="T22">i</text:span><text:span text:style-name="T4">.print();</text:span></text:p>
      <text:p text:style-name="P39"><text:tab/>}</text:p>
      <text:p text:style-name="Standard"/>
      <text:p text:style-name="P42"><text:span text:style-name="T4"><text:tab/></text:span><text:span text:style-name="T15">public</text:span><text:span text:style-name="T4"> </text:span><text:span text:style-name="T15">static</text:span><text:span text:style-name="T4"> </text:span><text:span text:style-name="T15">void</text:span><text:span text:style-name="T4"> main(String[] </text:span><text:span text:style-name="T22">args</text:span><text:span text:style-name="T4">) </text:span></text:p>
      <text:p text:style-name="P39"><text:tab/>{</text:p>
      <text:p text:style-name="P42"><text:span text:style-name="T4"><text:tab/><text:tab/>LocalInnerClass </text:span><text:span text:style-name="T22">lic</text:span><text:span text:style-name="T4">=</text:span><text:span text:style-name="T15">new</text:span><text:span text:style-name="T4"> LocalInnerClass();</text:span></text:p>
      <text:p text:style-name="P42"><text:span text:style-name="T4"><text:tab/><text:tab/></text:span><text:span text:style-name="T22">lic</text:span><text:span text:style-name="T4">.display();</text:span></text:p>
      <text:p text:style-name="P39"><text:tab/>}</text:p>
      <text:p text:style-name="Standard"/>
      <text:p text:style-name="P39">}</text:p>
      <text:p text:style-name="Standard"/>
      <text:h text:style-name="P59" text:outline-level="2">Rules for Java Local Inner class</text:h>
      <text:list xml:id="list31689651" text:continue-numbering="true" text:style-name="RTF_5f_Num_20_8">
        <text:list-item>
          <text:list>
            <text:list-item>
              <text:p text:style-name="P27">Local variable can't be private, public or protected.</text:p>
            </text:list-item>
            <text:list-item>
              <text:p text:style-name="P27">Local inner class cannot be invoked from outside the method.</text:p>
            </text:list-item>
            <text:list-item>
              <text:p text:style-name="P27">Local inner class cannot access non-final local variable till JDK 1.7. Since JDK 1.8, it is possible to access the non-final local variable in local inner class.</text:p>
            </text:list-item>
          </text:list>
        </text:list-item>
      </text:list>
      <text:p text:style-name="P11"/>
      <text:h text:style-name="P64" text:outline-level="1">4.Java static nested class</text:h>
      <text:p text:style-name="P3">A static class i.e. created inside a class is called static nested class in java. It cannot access non-<text:soft-page-break/>static data members and methods. It can be accessed by outer class name.</text:p>
      <text:list xml:id="list1342593900460151696" text:style-name="RTF_5f_Num_20_9">
        <text:list-item>
          <text:p text:style-name="P23">It can access static data members of outer class including private.</text:p>
        </text:list-item>
        <text:list-item>
          <text:p text:style-name="P23">Static nested class cannot access non-static (instance) data member or method.</text:p>
        </text:list-item>
      </text:list>
      <text:h text:style-name="P60" text:outline-level="2">Java static nested class example with instance method and static method</text:h>
      <text:p text:style-name="P11"/>
      <text:p text:style-name="P42"><text:span text:style-name="T15">package</text:span><text:span text:style-name="T4"> Nesting;</text:span></text:p>
      <text:p text:style-name="Standard"/>
      <text:p text:style-name="P42"><text:span text:style-name="T15">public</text:span><text:span text:style-name="T4"> </text:span><text:span text:style-name="T15">class</text:span><text:span text:style-name="T4"> StaticNestedClass </text:span></text:p>
      <text:p text:style-name="P39">{</text:p>
      <text:p text:style-name="P42"><text:span text:style-name="T4"><text:tab/></text:span><text:span text:style-name="T15">static</text:span><text:span text:style-name="T4"> </text:span><text:span text:style-name="T15">int</text:span><text:span text:style-name="T4"> </text:span><text:span text:style-name="T19">data</text:span><text:span text:style-name="T4">=10;</text:span></text:p>
      <text:p text:style-name="P40"><text:s/></text:p>
      <text:p text:style-name="P43"><text:span text:style-name="T4"><text:s/></text:span><text:span text:style-name="T6"><text:tab/></text:span><text:span text:style-name="T16">static</text:span><text:span text:style-name="T6"> </text:span><text:span text:style-name="T16">class</text:span><text:span text:style-name="T6"> inner</text:span></text:p>
      <text:p text:style-name="P40"><text:s/><text:span text:style-name="T32"><text:tab/>{</text:span></text:p>
      <text:p text:style-name="P43"><text:span text:style-name="T4"><text:s/></text:span><text:span text:style-name="T6"><text:tab/><text:tab/></text:span><text:span text:style-name="T16">void</text:span><text:span text:style-name="T6"> display()</text:span></text:p>
      <text:p text:style-name="P40"><text:s/><text:span text:style-name="T32"><text:tab/><text:tab/>{</text:span></text:p>
      <text:p text:style-name="P43"><text:span text:style-name="T4"><text:s/></text:span><text:span text:style-name="T6"><text:tab/><text:tab/><text:tab/>System.</text:span><text:span text:style-name="T20">out</text:span><text:span text:style-name="T6">.println(</text:span><text:span text:style-name="T21">data</text:span><text:span text:style-name="T6">);</text:span></text:p>
      <text:p text:style-name="P40"><text:s/><text:span text:style-name="T32"><text:tab/><text:tab/>}</text:span></text:p>
      <text:p text:style-name="P40"><text:s/><text:span text:style-name="T32"><text:tab/><text:tab/></text:span></text:p>
      <text:p text:style-name="P43"><text:span text:style-name="T4"><text:s/></text:span><text:span text:style-name="T6"><text:tab/><text:tab/></text:span><text:span text:style-name="T16">static</text:span><text:span text:style-name="T6"> </text:span><text:span text:style-name="T16">void</text:span><text:span text:style-name="T6"> pirnt()</text:span></text:p>
      <text:p text:style-name="P40"><text:s/><text:span text:style-name="T32"><text:tab/><text:tab/>{</text:span></text:p>
      <text:p text:style-name="P43"><text:span text:style-name="T4"><text:s/></text:span><text:span text:style-name="T6"><text:tab/><text:tab/><text:tab/>System.</text:span><text:span text:style-name="T20">out</text:span><text:span text:style-name="T6">.println(</text:span><text:span text:style-name="T21">data</text:span><text:span text:style-name="T6">);</text:span></text:p>
      <text:p text:style-name="P40"><text:s/><text:span text:style-name="T32"><text:tab/><text:tab/>}</text:span></text:p>
      <text:p text:style-name="P40"><text:s/><text:span text:style-name="T32"><text:tab/>}</text:span></text:p>
      <text:p text:style-name="P39"><text:tab/></text:p>
      <text:p text:style-name="P39"><text:tab/></text:p>
      <text:p text:style-name="P43"><text:span text:style-name="T4"><text:s/></text:span><text:span text:style-name="T6"><text:tab/></text:span><text:span text:style-name="T16">public</text:span><text:span text:style-name="T6"> </text:span><text:span text:style-name="T16">static</text:span><text:span text:style-name="T6"> </text:span><text:span text:style-name="T16">void</text:span><text:span text:style-name="T6"> main(String[] </text:span><text:span text:style-name="T23">args</text:span><text:span text:style-name="T6">)</text:span></text:p>
      <text:p text:style-name="P40"><text:s/><text:span text:style-name="T32"><text:tab/>{</text:span></text:p>
      <text:p text:style-name="P43"><text:span text:style-name="T4"><text:s/></text:span><text:span text:style-name="T6"><text:tab/><text:tab/>StaticNestedClass.inner.</text:span><text:span text:style-name="T7">pirnt</text:span><text:span text:style-name="T6">();</text:span><text:span text:style-name="T27">//no need to create the instance of static nested class </text:span></text:p>
      <text:p text:style-name="P43"><text:span text:style-name="T4"><text:s/></text:span><text:span text:style-name="T6"><text:tab/><text:tab/>StaticNestedClass.inner </text:span><text:span text:style-name="T23">obj</text:span><text:span text:style-name="T6">=</text:span><text:span text:style-name="T16">new</text:span><text:span text:style-name="T6"> StaticNestedClass.inner();</text:span></text:p>
      <text:p text:style-name="P43"><text:span text:style-name="T4"><text:s/></text:span><text:span text:style-name="T6"><text:tab/><text:tab/></text:span><text:span text:style-name="T23">obj</text:span><text:span text:style-name="T6">.display();</text:span></text:p>
      <text:p text:style-name="P40"><text:s/><text:span text:style-name="T32"><text:tab/><text:tab/></text:span></text:p>
      <text:p text:style-name="P39"><text:tab/>}</text:p>
      <text:p text:style-name="Standard"/>
      <text:p text:style-name="P39">}</text:p>
      <text:p text:style-name="P11"/>
      <text:p text:style-name="P3">In this example, you need to create the instance of static nested class because it has instance method msg(). But you don't need to create the object of Outer class because nested class is static and static properties, methods or classes can be accessed without object. </text:p>
      <text:p text:style-name="P3">If you have the static member inside static nested class, you don't need to create instance of static nested class. </text:p>
      <text:p text:style-name="P11"/>
      <text:h text:style-name="P64" text:outline-level="1">5.Java Nested Interface</text:h>
      <text:p text:style-name="P11"><text:span text:style-name="T5">An interface i.e. declared within another interface or class is known as nested interface. The nested interfaces are used to group related interfaces so that they can be easy to maintain. The nested </text:span><text:soft-page-break/><text:span text:style-name="T5">interface must be referred by the outer interface or class. It can't be accessed directly.</text:span><text:span text:style-name="T10"> </text:span></text:p>
      <text:h text:style-name="P56" text:outline-level="3">Points to remember for nested interfaces</text:h>
      <text:p text:style-name="P3">There are given some points that should be remembered by the java programmer.</text:p>
      <text:list xml:id="list4517709551934808120" text:style-name="RTF_5f_Num_20_10">
        <text:list-item>
          <text:p text:style-name="P24">Nested interface must be public if it is declared inside the interface but it can have any access modifier if declared within the class.</text:p>
        </text:list-item>
        <text:list-item>
          <text:p text:style-name="P24">Nested interfaces are declared static implicitely.</text:p>
        </text:list-item>
      </text:list>
      <text:p text:style-name="P11"/>
      <text:h text:style-name="P56" text:outline-level="3">Syntax of nested interface which is declared within the interface</text:h>
      <text:p text:style-name="P11"/>
      <text:p text:style-name="P8"><text:span text:style-name="T3">Interface </text:span><text:span text:style-name="T4">interface_name</text:span></text:p>
      <text:p text:style-name="P5">{</text:p>
      <text:p text:style-name="P14"><text:tab/>//code</text:p>
      <text:p text:style-name="P16"><text:span text:style-name="T3"><text:tab/>interface </text:span><text:span text:style-name="T4">nested_interface_name</text:span></text:p>
      <text:p text:style-name="P14"><text:tab/>{</text:p>
      <text:p text:style-name="P14"><text:tab/><text:tab/>//code</text:p>
      <text:p text:style-name="P14"><text:tab/>}</text:p>
      <text:p text:style-name="P14">}</text:p>
      <text:p text:style-name="P17"/>
      <text:h text:style-name="P56" text:outline-level="3">Syntax of nested interface which is declared within the class</text:h>
      <text:p text:style-name="P11"><text:span text:style-name="T3">class </text:span><text:span text:style-name="T8">class_nam</text:span>e</text:p>
      <text:p text:style-name="P5">{</text:p>
      <text:p text:style-name="P14"><text:tab/>//code</text:p>
      <text:p text:style-name="P16"><text:span text:style-name="T3"><text:tab/>interface </text:span><text:span text:style-name="T4">nested_interface_name</text:span></text:p>
      <text:p text:style-name="P14"><text:tab/>{</text:p>
      <text:p text:style-name="P14"><text:tab/><text:tab/>//code</text:p>
      <text:p text:style-name="P14"><text:tab/>}</text:p>
      <text:p text:style-name="P18">}</text:p>
      <text:p text:style-name="P36"/>
      <text:h text:style-name="P57" text:outline-level="3">Example of nested interface which is declared within the interface</text:h>
      <text:p text:style-name="P48"><text:span text:style-name="T15">package</text:span><text:span text:style-name="T4"> Nesting;</text:span></text:p>
      <text:p text:style-name="Standard"/>
      <text:p text:style-name="P42"><text:span text:style-name="T15">public</text:span><text:span text:style-name="T4"> </text:span><text:span text:style-name="T15">class</text:span><text:span text:style-name="T4"> NestedInterface </text:span><text:span text:style-name="T15">implements</text:span><text:span text:style-name="T4"> Showable.Message</text:span></text:p>
      <text:p text:style-name="P39">{ <text:s/></text:p>
      <text:p text:style-name="P42"><text:span text:style-name="T4"><text:tab/> </text:span><text:span text:style-name="T15">public</text:span><text:span text:style-name="T4"> </text:span><text:span text:style-name="T15">void</text:span><text:span text:style-name="T4"> msg()</text:span></text:p>
      <text:p text:style-name="P39"><text:tab/> {</text:p>
      <text:p text:style-name="P42"><text:span text:style-name="T4"><text:tab/><text:tab/> System.</text:span><text:span text:style-name="T18">out</text:span><text:span text:style-name="T4">.println(</text:span><text:span text:style-name="T31">"Hello nested interface"</text:span><text:span text:style-name="T4">);</text:span></text:p>
      <text:p text:style-name="P39"><text:tab/> } <text:tab/> </text:p>
      <text:p text:style-name="P39"><text:tab/> <text:s/></text:p>
      <text:p text:style-name="P42"><text:soft-page-break/><text:span text:style-name="T4"><text:tab/> </text:span><text:span text:style-name="T15">public</text:span><text:span text:style-name="T4"> </text:span><text:span text:style-name="T15">static</text:span><text:span text:style-name="T4"> </text:span><text:span text:style-name="T15">void</text:span><text:span text:style-name="T4"> main(String </text:span><text:span text:style-name="T22">args</text:span><text:span text:style-name="T4">[])</text:span></text:p>
      <text:p text:style-name="P39"><text:tab/> { <text:s/></text:p>
      <text:p text:style-name="P42"><text:span text:style-name="T4"><text:tab/> <text:s/>Showable.Message </text:span><text:span text:style-name="T22">message</text:span><text:span text:style-name="T4">=</text:span><text:span text:style-name="T15">new</text:span><text:span text:style-name="T4"> NestedInterface();</text:span><text:span text:style-name="T25">//</text:span><text:span text:style-name="T26">upcasting</text:span><text:span text:style-name="T25"> here <text:s/></text:span></text:p>
      <text:p text:style-name="P42"><text:span text:style-name="T4"><text:tab/> <text:s/></text:span><text:span text:style-name="T22">message</text:span><text:span text:style-name="T4">.msg(); <text:tab/> <text:s/></text:span></text:p>
      <text:p text:style-name="P39"><text:tab/> } <text:s/></text:p>
      <text:p text:style-name="P39"><text:tab/>} <text:s/></text:p>
      <text:p text:style-name="Standard"/>
      <text:p text:style-name="P42"><text:span text:style-name="T15">interface</text:span><text:span text:style-name="T4"> Showable</text:span></text:p>
      <text:p text:style-name="P39">{ <text:s/></text:p>
      <text:p text:style-name="P42"><text:span text:style-name="T4"><text:tab/> <text:s/></text:span><text:span text:style-name="T15">void</text:span><text:span text:style-name="T4"> show(); <text:s/></text:span></text:p>
      <text:p text:style-name="P42"><text:span text:style-name="T4"><text:tab/> <text:s/></text:span><text:span text:style-name="T15">interface</text:span><text:span text:style-name="T4"> Message</text:span></text:p>
      <text:p text:style-name="P39"><text:tab/> <text:s/>{ <text:s/></text:p>
      <text:p text:style-name="P42"><text:span text:style-name="T4"><text:tab/> <text:s text:c="2"/></text:span><text:span text:style-name="T15">void</text:span><text:span text:style-name="T4"> msg(); <text:s/></text:span></text:p>
      <text:p text:style-name="P39"><text:tab/> <text:s/>} <text:s/></text:p>
      <text:p text:style-name="P39">} <text:s/></text:p>
      <text:p text:style-name="P39"><text:tab/> </text:p>
      <text:p text:style-name="P41"><text:span text:style-name="T29">As you can see in the above example, we are acessing the Message interface by its outer interface Showable because it cannot be accessed directly. It is just like almirah inside the room, we cannot access the almirah directly because we must enter the room first. In collection frameword, sun microsystem has provided a nested interface Entry. Entry is the subinterface of Map i.e. accessed by Map.Entry.</text:span><text:span text:style-name="T30"> </text:span></text:p>
      <text:p text:style-name="Standard"/>
      <text:h text:style-name="P55" text:outline-level="3">Example of nested interface which is declared within the class</text:h>
      <text:p text:style-name="P42"><text:span text:style-name="T15">package</text:span><text:span text:style-name="T4"> Nesting;</text:span></text:p>
      <text:p text:style-name="Standard"/>
      <text:p text:style-name="P42"><text:span text:style-name="T15">public</text:span><text:span text:style-name="T4"> </text:span><text:span text:style-name="T15">class</text:span><text:span text:style-name="T4"> NestedInterface </text:span><text:span text:style-name="T15">implements</text:span><text:span text:style-name="T4"> Showable.Message</text:span></text:p>
      <text:p text:style-name="P39">{ <text:s/></text:p>
      <text:p text:style-name="P42"><text:span text:style-name="T4"><text:tab/> </text:span><text:span text:style-name="T15">public</text:span><text:span text:style-name="T4"> </text:span><text:span text:style-name="T15">void</text:span><text:span text:style-name="T4"> msg()</text:span></text:p>
      <text:p text:style-name="P39"><text:tab/> {</text:p>
      <text:p text:style-name="P42"><text:span text:style-name="T4"><text:tab/><text:tab/> System.</text:span><text:span text:style-name="T18">out</text:span><text:span text:style-name="T4">.println(</text:span><text:span text:style-name="T31">"Hello nested interface"</text:span><text:span text:style-name="T4">);</text:span></text:p>
      <text:p text:style-name="P39"><text:tab/> } <text:tab/> </text:p>
      <text:p text:style-name="P39"><text:tab/> <text:s/></text:p>
      <text:p text:style-name="P42"><text:span text:style-name="T4"><text:tab/> </text:span><text:span text:style-name="T15">public</text:span><text:span text:style-name="T4"> </text:span><text:span text:style-name="T15">static</text:span><text:span text:style-name="T4"> </text:span><text:span text:style-name="T15">void</text:span><text:span text:style-name="T4"> main(String </text:span><text:span text:style-name="T22">args</text:span><text:span text:style-name="T4">[])</text:span></text:p>
      <text:p text:style-name="P39"><text:tab/> { <text:s/></text:p>
      <text:p text:style-name="P42"><text:span text:style-name="T4"><text:tab/> <text:s/>Showable.Message </text:span><text:span text:style-name="T22">message</text:span><text:span text:style-name="T4">=</text:span><text:span text:style-name="T15">new</text:span><text:span text:style-name="T4"> NestedInterface();</text:span><text:span text:style-name="T25">//</text:span><text:span text:style-name="T26">upcasting</text:span><text:span text:style-name="T25"> here <text:s/></text:span></text:p>
      <text:p text:style-name="P42"><text:span text:style-name="T4"><text:tab/> <text:s/></text:span><text:span text:style-name="T22">message</text:span><text:span text:style-name="T4">.msg(); <text:tab/> <text:s/></text:span></text:p>
      <text:p text:style-name="P39"><text:tab/> } <text:s/></text:p>
      <text:p text:style-name="P39"><text:tab/>} <text:s/></text:p>
      <text:p text:style-name="Standard"/>
      <text:p text:style-name="P42"><text:span text:style-name="T15">class</text:span><text:span text:style-name="T4"> Showable</text:span></text:p>
      <text:p text:style-name="P39">{ <text:s/></text:p>
      <text:p text:style-name="P39"><text:tab/> <text:s text:c="3"/></text:p>
      <text:p text:style-name="P42"><text:span text:style-name="T4"><text:tab/> <text:s/></text:span><text:span text:style-name="T15">interface</text:span><text:span text:style-name="T4"> Message</text:span></text:p>
      <text:p text:style-name="P39"><text:tab/> <text:s/>{ <text:s/></text:p>
      <text:p text:style-name="P42"><text:span text:style-name="T4"><text:tab/> <text:s text:c="2"/></text:span><text:span text:style-name="T15">void</text:span><text:span text:style-name="T4"> msg(); <text:s/></text:span></text:p>
      <text:p text:style-name="P39"><text:tab/> <text:s/>} <text:s/></text:p>
      <text:p text:style-name="P39">} <text:s/></text:p>
      <text:p text:style-name="P39"><text:tab/> </text:p>
      <text:p text:style-name="Standard"/>
      <text:h text:style-name="Heading_20_3" text:outline-level="3"/>
      <text:h text:style-name="Heading_20_3" text:outline-level="3"/>
      <text:h text:style-name="P55" text:outline-level="3">Can we define a class inside the interface?</text:h>
      <text:p text:style-name="P41"><text:span text:style-name="T29">Yes, If we define a class inside the interface, java compiler creates a static nested class. Let's see </text:span><text:soft-page-break/><text:span text:style-name="T29">how can we define a class within the interface:</text:span><text:span text:style-name="T30"> </text:span></text:p>
      <text:p text:style-name="Standard"/>
      <text:p text:style-name="P9"><text:span text:style-name="T3">interface </text:span><text:span text:style-name="T4">M{</text:span></text:p>
      <text:p text:style-name="P16"><text:span text:style-name="T3">class </text:span><text:span text:style-name="T4">A{}</text:span></text:p>
      <text:p text:style-name="P1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Arial Unicode MS'"/>
    <style:font-face style:name="Tahoma2" svg:font-family="Tahoma"/>
    <style:font-face style:name="erdana" svg:font-family="erdana, helvetica"/>
    <style:font-face style:name="verdana" svg:font-family="verdana, helvetica"/>
    <style:font-face style:name="verdana1" svg:font-family="verdana" style:font-family-generic="swiss"/>
    <style:font-face style:name="Consolas" svg:font-family="Consolas" style:font-family-generic="swiss" style:font-pitch="fixed"/>
    <style:font-face style:name="Mangal" svg:font-family="Mangal" style:font-pitch="variable"/>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weight-asian="bold" style:font-name-complex="Tahoma1"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Lucida Sans Unicode" style:font-weight-asian="bold" style:font-name-complex="Tahoma1"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weight="bold" style:font-name-asian="Lucida Sans Unicode" style:font-weight-asian="bold" style:font-name-complex="Tahoma1" style:font-weight-complex="bold"/>
    </style:style>
    <style:style style:name="Table_20_Contents" style:display-name="Table Contents" style:family="paragraph" style:parent-style-name="Standard" style:class="extra">
      <style:text-properties style:font-size-asian="12pt" style:language-asian="zh" style:country-asian="CN"/>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angal" style:font-size-asian="18pt" style:font-weight-asian="bold" style:font-name-complex="SimSun" style:font-weight-complex="bold"/>
    </style:style>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3_20_1" style:display-name="RTF_Num 3 1" style:family="text"/>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RTF_5f_Num_20_5_20_1" style:display-name="RTF_Num 5 1" style:family="text"/>
    <style:style style:name="RTF_5f_Num_20_5_20_2" style:display-name="RTF_Num 5 2" style:family="text">
      <style:text-properties style:font-name="OpenSymbol" style:font-name-asian="OpenSymbol" style:font-name-complex="OpenSymbol"/>
    </style:style>
    <style:style style:name="RTF_5f_Num_20_5_20_3" style:display-name="RTF_Num 5 3" style:family="text">
      <style:text-properties style:font-name="OpenSymbol" style:font-name-asian="OpenSymbol" style:font-name-complex="OpenSymbol"/>
    </style:style>
    <style:style style:name="RTF_5f_Num_20_5_20_4" style:display-name="RTF_Num 5 4" style:family="text">
      <style:text-properties style:font-name="OpenSymbol" style:font-name-asian="OpenSymbol" style:font-name-complex="OpenSymbol"/>
    </style:style>
    <style:style style:name="RTF_5f_Num_20_5_20_5" style:display-name="RTF_Num 5 5" style:family="text">
      <style:text-properties style:font-name="OpenSymbol" style:font-name-asian="OpenSymbol" style:font-name-complex="OpenSymbol"/>
    </style:style>
    <style:style style:name="RTF_5f_Num_20_5_20_6" style:display-name="RTF_Num 5 6" style:family="text">
      <style:text-properties style:font-name="OpenSymbol" style:font-name-asian="OpenSymbol" style:font-name-complex="OpenSymbol"/>
    </style:style>
    <style:style style:name="RTF_5f_Num_20_5_20_7" style:display-name="RTF_Num 5 7" style:family="text">
      <style:text-properties style:font-name="OpenSymbol" style:font-name-asian="OpenSymbol" style:font-name-complex="OpenSymbol"/>
    </style:style>
    <style:style style:name="RTF_5f_Num_20_5_20_8" style:display-name="RTF_Num 5 8" style:family="text">
      <style:text-properties style:font-name="OpenSymbol" style:font-name-asian="OpenSymbol" style:font-name-complex="OpenSymbol"/>
    </style:style>
    <style:style style:name="RTF_5f_Num_20_5_20_9" style:display-name="RTF_Num 5 9" style:family="text">
      <style:text-properties style:font-name="OpenSymbol" style:font-name-asian="OpenSymbol" style:font-name-complex="OpenSymbol"/>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OpenSymbol" style:font-name-asian="OpenSymbol" style:font-name-complex="OpenSymbol"/>
    </style:style>
    <style:style style:name="RTF_5f_Num_20_9_20_2" style:display-name="RTF_Num 9 2" style:family="text">
      <style:text-properties style:font-name="OpenSymbol" style:font-name-asian="OpenSymbol" style:font-name-complex="OpenSymbol"/>
    </style:style>
    <style:style style:name="RTF_5f_Num_20_9_20_3" style:display-name="RTF_Num 9 3" style:family="text">
      <style:text-properties style:font-name="OpenSymbol" style:font-name-asian="OpenSymbol" style:font-name-complex="OpenSymbol"/>
    </style:style>
    <style:style style:name="RTF_5f_Num_20_9_20_4" style:display-name="RTF_Num 9 4" style:family="text">
      <style:text-properties style:font-name="OpenSymbol" style:font-name-asian="OpenSymbol" style:font-name-complex="OpenSymbol"/>
    </style:style>
    <style:style style:name="RTF_5f_Num_20_9_20_5" style:display-name="RTF_Num 9 5" style:family="text">
      <style:text-properties style:font-name="OpenSymbol" style:font-name-asian="OpenSymbol" style:font-name-complex="OpenSymbol"/>
    </style:style>
    <style:style style:name="RTF_5f_Num_20_9_20_6" style:display-name="RTF_Num 9 6" style:family="text">
      <style:text-properties style:font-name="OpenSymbol" style:font-name-asian="OpenSymbol" style:font-name-complex="OpenSymbol"/>
    </style:style>
    <style:style style:name="RTF_5f_Num_20_9_20_7" style:display-name="RTF_Num 9 7" style:family="text">
      <style:text-properties style:font-name="OpenSymbol" style:font-name-asian="OpenSymbol" style:font-name-complex="OpenSymbol"/>
    </style:style>
    <style:style style:name="RTF_5f_Num_20_9_20_8" style:display-name="RTF_Num 9 8" style:family="text">
      <style:text-properties style:font-name="OpenSymbol" style:font-name-asian="OpenSymbol" style:font-name-complex="OpenSymbol"/>
    </style:style>
    <style:style style:name="RTF_5f_Num_20_9_20_9" style:display-name="RTF_Num 9 9" style:family="text">
      <style:text-properties style:font-name="OpenSymbol" style:font-name-asian="OpenSymbol" style:font-name-complex="OpenSymbol"/>
    </style:style>
    <style:style style:name="RTF_5f_Num_20_10_20_1" style:display-name="RTF_Num 10 1" style:family="text">
      <style:text-properties style:font-name="OpenSymbol" style:font-name-asian="OpenSymbol" style:font-name-complex="OpenSymbol"/>
    </style:style>
    <style:style style:name="RTF_5f_Num_20_10_20_2" style:display-name="RTF_Num 10 2" style:family="text">
      <style:text-properties style:font-name="OpenSymbol" style:font-name-asian="OpenSymbol" style:font-name-complex="OpenSymbol"/>
    </style:style>
    <style:style style:name="RTF_5f_Num_20_10_20_3" style:display-name="RTF_Num 10 3" style:family="text">
      <style:text-properties style:font-name="OpenSymbol" style:font-name-asian="OpenSymbol" style:font-name-complex="OpenSymbol"/>
    </style:style>
    <style:style style:name="RTF_5f_Num_20_10_20_4" style:display-name="RTF_Num 10 4" style:family="text">
      <style:text-properties style:font-name="OpenSymbol" style:font-name-asian="OpenSymbol" style:font-name-complex="OpenSymbol"/>
    </style:style>
    <style:style style:name="RTF_5f_Num_20_10_20_5" style:display-name="RTF_Num 10 5" style:family="text">
      <style:text-properties style:font-name="OpenSymbol" style:font-name-asian="OpenSymbol" style:font-name-complex="OpenSymbol"/>
    </style:style>
    <style:style style:name="RTF_5f_Num_20_10_20_6" style:display-name="RTF_Num 10 6" style:family="text">
      <style:text-properties style:font-name="OpenSymbol" style:font-name-asian="OpenSymbol" style:font-name-complex="OpenSymbol"/>
    </style:style>
    <style:style style:name="RTF_5f_Num_20_10_20_7" style:display-name="RTF_Num 10 7" style:family="text">
      <style:text-properties style:font-name="OpenSymbol" style:font-name-asian="OpenSymbol" style:font-name-complex="OpenSymbol"/>
    </style:style>
    <style:style style:name="RTF_5f_Num_20_10_20_8" style:display-name="RTF_Num 10 8" style:family="text">
      <style:text-properties style:font-name="OpenSymbol" style:font-name-asian="OpenSymbol" style:font-name-complex="OpenSymbol"/>
    </style:style>
    <style:style style:name="RTF_5f_Num_20_10_20_9" style:display-name="RTF_Num 10 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4" style:display-name="RTF_Num 4">
      <text:list-level-style-bullet text:level="1" text:style-name="RTF_5f_Num_20_4_20_1" style:num-suffix="." text:bullet-char="•">
        <style:list-level-properties text:space-before="0.3173in" text:min-label-width="0.25in"/>
        <style:text-properties style:font-name="OpenSymbol"/>
      </text:list-level-style-bullet>
      <text:list-level-style-bullet text:level="2" text:style-name="RTF_5f_Num_20_4_20_2" style:num-suffix="." text:bullet-char="◦">
        <style:list-level-properties text:space-before="0.5673in" text:min-label-width="0.25in"/>
        <style:text-properties style:font-name="OpenSymbol"/>
      </text:list-level-style-bullet>
      <text:list-level-style-bullet text:level="3" text:style-name="RTF_5f_Num_20_4_20_3" style:num-suffix="." text:bullet-char="▪">
        <style:list-level-properties text:space-before="0.8173in" text:min-label-width="0.25in"/>
        <style:text-properties style:font-name="OpenSymbol"/>
      </text:list-level-style-bullet>
      <text:list-level-style-bullet text:level="4" text:style-name="RTF_5f_Num_20_4_20_4" style:num-suffix="." text:bullet-char="•">
        <style:list-level-properties text:space-before="1.0673in" text:min-label-width="0.25in"/>
        <style:text-properties style:font-name="OpenSymbol"/>
      </text:list-level-style-bullet>
      <text:list-level-style-bullet text:level="5" text:style-name="RTF_5f_Num_20_4_20_5" style:num-suffix="." text:bullet-char="◦">
        <style:list-level-properties text:space-before="1.3173in" text:min-label-width="0.25in"/>
        <style:text-properties style:font-name="OpenSymbol"/>
      </text:list-level-style-bullet>
      <text:list-level-style-bullet text:level="6" text:style-name="RTF_5f_Num_20_4_20_6" style:num-suffix="." text:bullet-char="▪">
        <style:list-level-properties text:space-before="1.5673in" text:min-label-width="0.25in"/>
        <style:text-properties style:font-name="OpenSymbol"/>
      </text:list-level-style-bullet>
      <text:list-level-style-bullet text:level="7" text:style-name="RTF_5f_Num_20_4_20_7" style:num-suffix="." text:bullet-char="•">
        <style:list-level-properties text:space-before="1.8173in" text:min-label-width="0.25in"/>
        <style:text-properties style:font-name="OpenSymbol"/>
      </text:list-level-style-bullet>
      <text:list-level-style-bullet text:level="8" text:style-name="RTF_5f_Num_20_4_20_8" style:num-suffix="." text:bullet-char="◦">
        <style:list-level-properties text:space-before="2.0673in" text:min-label-width="0.25in"/>
        <style:text-properties style:font-name="OpenSymbol"/>
      </text:list-level-style-bullet>
      <text:list-level-style-bullet text:level="9" text:style-name="RTF_5f_Num_20_4_20_9" style:num-suffix="." text:bullet-char="▪">
        <style:list-level-properties text:space-before="2.3173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4909in"/>
      </text:list-level-style-number>
      <text:list-level-style-bullet text:level="2" text:style-name="RTF_5f_Num_20_3_20_2" style:num-suffix="." text:bullet-char="•">
        <style:list-level-properties text:space-before="0.9819in"/>
        <style:text-properties style:font-name="OpenSymbol"/>
      </text:list-level-style-bullet>
      <text:list-level-style-bullet text:level="3" text:style-name="RTF_5f_Num_20_3_20_3" style:num-suffix="." text:bullet-char="•">
        <style:list-level-properties text:space-before="1.2764in" text:min-label-width="0.1965in"/>
        <style:text-properties style:font-name="OpenSymbol"/>
      </text:list-level-style-bullet>
      <text:list-level-style-bullet text:level="4" text:style-name="RTF_5f_Num_20_3_20_4" style:num-suffix="." text:bullet-char="•">
        <style:list-level-properties text:space-before="1.7673in" text:min-label-width="0.1965in"/>
        <style:text-properties style:font-name="OpenSymbol"/>
      </text:list-level-style-bullet>
      <text:list-level-style-bullet text:level="5" text:style-name="RTF_5f_Num_20_3_20_5" style:num-suffix="." text:bullet-char="•">
        <style:list-level-properties text:space-before="2.2583in" text:min-label-width="0.1965in"/>
        <style:text-properties style:font-name="OpenSymbol"/>
      </text:list-level-style-bullet>
      <text:list-level-style-bullet text:level="6" text:style-name="RTF_5f_Num_20_3_20_6" style:num-suffix="." text:bullet-char="•">
        <style:list-level-properties text:space-before="2.7492in" text:min-label-width="0.1965in"/>
        <style:text-properties style:font-name="OpenSymbol"/>
      </text:list-level-style-bullet>
      <text:list-level-style-bullet text:level="7" text:style-name="RTF_5f_Num_20_3_20_7" style:num-suffix="." text:bullet-char="•">
        <style:list-level-properties text:space-before="3.2402in" text:min-label-width="0.1965in"/>
        <style:text-properties style:font-name="OpenSymbol"/>
      </text:list-level-style-bullet>
      <text:list-level-style-bullet text:level="8" text:style-name="RTF_5f_Num_20_3_20_8" style:num-suffix="." text:bullet-char="•">
        <style:list-level-properties text:space-before="3.7315in" text:min-label-width="0.1965in"/>
        <style:text-properties style:font-name="OpenSymbol"/>
      </text:list-level-style-bullet>
      <text:list-level-style-bullet text:level="9" text:style-name="RTF_5f_Num_20_3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4909in"/>
      </text:list-level-style-number>
      <text:list-level-style-bullet text:level="2" text:style-name="RTF_5f_Num_20_5_20_2" style:num-suffix="." text:bullet-char="•">
        <style:list-level-properties text:space-before="0.9819in"/>
        <style:text-properties style:font-name="OpenSymbol"/>
      </text:list-level-style-bullet>
      <text:list-level-style-bullet text:level="3" text:style-name="RTF_5f_Num_20_5_20_3" style:num-suffix="." text:bullet-char="•">
        <style:list-level-properties text:space-before="1.2764in" text:min-label-width="0.1965in"/>
        <style:text-properties style:font-name="OpenSymbol"/>
      </text:list-level-style-bullet>
      <text:list-level-style-bullet text:level="4" text:style-name="RTF_5f_Num_20_5_20_4" style:num-suffix="." text:bullet-char="•">
        <style:list-level-properties text:space-before="1.7673in" text:min-label-width="0.1965in"/>
        <style:text-properties style:font-name="OpenSymbol"/>
      </text:list-level-style-bullet>
      <text:list-level-style-bullet text:level="5" text:style-name="RTF_5f_Num_20_5_20_5" style:num-suffix="." text:bullet-char="•">
        <style:list-level-properties text:space-before="2.2583in" text:min-label-width="0.1965in"/>
        <style:text-properties style:font-name="OpenSymbol"/>
      </text:list-level-style-bullet>
      <text:list-level-style-bullet text:level="6" text:style-name="RTF_5f_Num_20_5_20_6" style:num-suffix="." text:bullet-char="•">
        <style:list-level-properties text:space-before="2.7492in" text:min-label-width="0.1965in"/>
        <style:text-properties style:font-name="OpenSymbol"/>
      </text:list-level-style-bullet>
      <text:list-level-style-bullet text:level="7" text:style-name="RTF_5f_Num_20_5_20_7" style:num-suffix="." text:bullet-char="•">
        <style:list-level-properties text:space-before="3.2402in" text:min-label-width="0.1965in"/>
        <style:text-properties style:font-name="OpenSymbol"/>
      </text:list-level-style-bullet>
      <text:list-level-style-bullet text:level="8" text:style-name="RTF_5f_Num_20_5_20_8" style:num-suffix="." text:bullet-char="•">
        <style:list-level-properties text:space-before="3.7315in" text:min-label-width="0.1965in"/>
        <style:text-properties style:font-name="OpenSymbol"/>
      </text:list-level-style-bullet>
      <text:list-level-style-bullet text:level="9" text:style-name="RTF_5f_Num_20_5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text:style-name="RTF_5f_Num_20_6_20_1" style:num-suffix="." style:num-format="1">
        <style:list-level-properties text:space-before="0.4909in"/>
      </text:list-level-style-number>
      <text:list-level-style-number text:level="2" text:style-name="RTF_5f_Num_20_6_20_2" style:num-suffix="." style:num-format="1">
        <style:list-level-properties text:space-before="0.7854in" text:min-label-width="0.1965in"/>
      </text:list-level-style-number>
      <text:list-level-style-number text:level="3" text:style-name="RTF_5f_Num_20_6_20_3" style:num-suffix="." style:num-format="1">
        <style:list-level-properties text:space-before="1.2764in" text:min-label-width="0.1965in"/>
      </text:list-level-style-number>
      <text:list-level-style-number text:level="4" text:style-name="RTF_5f_Num_20_6_20_4" style:num-suffix="." style:num-format="1">
        <style:list-level-properties text:space-before="1.7673in" text:min-label-width="0.1965in"/>
      </text:list-level-style-number>
      <text:list-level-style-number text:level="5" text:style-name="RTF_5f_Num_20_6_20_5" style:num-suffix="." style:num-format="1">
        <style:list-level-properties text:space-before="2.2583in" text:min-label-width="0.1965in"/>
      </text:list-level-style-number>
      <text:list-level-style-number text:level="6" text:style-name="RTF_5f_Num_20_6_20_6" style:num-suffix="." style:num-format="1">
        <style:list-level-properties text:space-before="2.7492in" text:min-label-width="0.1965in"/>
      </text:list-level-style-number>
      <text:list-level-style-number text:level="7" text:style-name="RTF_5f_Num_20_6_20_7" style:num-suffix="." style:num-format="1">
        <style:list-level-properties text:space-before="3.2402in" text:min-label-width="0.1965in"/>
      </text:list-level-style-number>
      <text:list-level-style-number text:level="8" text:style-name="RTF_5f_Num_20_6_20_8" style:num-suffix="." style:num-format="1">
        <style:list-level-properties text:space-before="3.7315in" text:min-label-width="0.1965in"/>
      </text:list-level-style-number>
      <text:list-level-style-number text:level="9" text:style-name="RTF_5f_Num_20_6_20_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text:style-name="RTF_5f_Num_20_7_20_1" style:num-suffix="." style:num-format="1">
        <style:list-level-properties text:space-before="0.25in" text:min-label-width="0.25in"/>
      </text:list-level-style-number>
      <text:list-level-style-number text:level="2" text:style-name="RTF_5f_Num_20_7_20_2" style:num-suffix="." style:num-format="1">
        <style:list-level-properties text:space-before="0.5in" text:min-label-width="0.25in"/>
      </text:list-level-style-number>
      <text:list-level-style-number text:level="3" text:style-name="RTF_5f_Num_20_7_20_3" style:num-suffix="." style:num-format="1">
        <style:list-level-properties text:space-before="0.75in" text:min-label-width="0.25in"/>
      </text:list-level-style-number>
      <text:list-level-style-number text:level="4" text:style-name="RTF_5f_Num_20_7_20_4" style:num-suffix="." style:num-format="1">
        <style:list-level-properties text:space-before="1in" text:min-label-width="0.25in"/>
      </text:list-level-style-number>
      <text:list-level-style-number text:level="5" text:style-name="RTF_5f_Num_20_7_20_5" style:num-suffix="." style:num-format="1">
        <style:list-level-properties text:space-before="1.25in" text:min-label-width="0.25in"/>
      </text:list-level-style-number>
      <text:list-level-style-number text:level="6" text:style-name="RTF_5f_Num_20_7_20_6" style:num-suffix="." style:num-format="1">
        <style:list-level-properties text:space-before="1.5in" text:min-label-width="0.25in"/>
      </text:list-level-style-number>
      <text:list-level-style-number text:level="7" text:style-name="RTF_5f_Num_20_7_20_7" style:num-suffix="." style:num-format="1">
        <style:list-level-properties text:space-before="1.75in" text:min-label-width="0.25in"/>
      </text:list-level-style-number>
      <text:list-level-style-number text:level="8" text:style-name="RTF_5f_Num_20_7_20_8" style:num-suffix="." style:num-format="1">
        <style:list-level-properties text:space-before="2in" text:min-label-width="0.25in"/>
      </text:list-level-style-number>
      <text:list-level-style-number text:level="9" text:style-name="RTF_5f_Num_20_7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suffix="." style:num-format="1">
        <style:list-level-properties text:space-before="0.25in" text:min-label-width="0.25in"/>
      </text:list-level-style-number>
      <text:list-level-style-number text:level="2" text:style-name="RTF_5f_Num_20_8_20_2" style:num-suffix="." style:num-format="1">
        <style:list-level-properties text:space-before="0.5in" text:min-label-width="0.25in"/>
      </text:list-level-style-number>
      <text:list-level-style-number text:level="3" text:style-name="RTF_5f_Num_20_8_20_3" style:num-suffix="." style:num-format="1">
        <style:list-level-properties text:space-before="0.75in" text:min-label-width="0.25in"/>
      </text:list-level-style-number>
      <text:list-level-style-number text:level="4" text:style-name="RTF_5f_Num_20_8_20_4" style:num-suffix="." style:num-format="1">
        <style:list-level-properties text:space-before="1in" text:min-label-width="0.25in"/>
      </text:list-level-style-number>
      <text:list-level-style-number text:level="5" text:style-name="RTF_5f_Num_20_8_20_5" style:num-suffix="." style:num-format="1">
        <style:list-level-properties text:space-before="1.25in" text:min-label-width="0.25in"/>
      </text:list-level-style-number>
      <text:list-level-style-number text:level="6" text:style-name="RTF_5f_Num_20_8_20_6" style:num-suffix="." style:num-format="1">
        <style:list-level-properties text:space-before="1.5in" text:min-label-width="0.25in"/>
      </text:list-level-style-number>
      <text:list-level-style-number text:level="7" text:style-name="RTF_5f_Num_20_8_20_7" style:num-suffix="." style:num-format="1">
        <style:list-level-properties text:space-before="1.75in" text:min-label-width="0.25in"/>
      </text:list-level-style-number>
      <text:list-level-style-number text:level="8" text:style-name="RTF_5f_Num_20_8_20_8" style:num-suffix="." style:num-format="1">
        <style:list-level-properties text:space-before="2in" text:min-label-width="0.25in"/>
      </text:list-level-style-number>
      <text:list-level-style-number text:level="9" text:style-name="RTF_5f_Num_20_8_20_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bullet text:level="1" text:style-name="RTF_5f_Num_20_9_20_1" style:num-suffix="." text:bullet-char="•">
        <style:list-level-properties text:space-before="0.4909in"/>
        <style:text-properties style:font-name="OpenSymbol"/>
      </text:list-level-style-bullet>
      <text:list-level-style-bullet text:level="2" text:style-name="RTF_5f_Num_20_9_20_2" style:num-suffix="." text:bullet-char="•">
        <style:list-level-properties text:space-before="0.7854in" text:min-label-width="0.1965in"/>
        <style:text-properties style:font-name="OpenSymbol"/>
      </text:list-level-style-bullet>
      <text:list-level-style-bullet text:level="3" text:style-name="RTF_5f_Num_20_9_20_3" style:num-suffix="." text:bullet-char="•">
        <style:list-level-properties text:space-before="1.2764in" text:min-label-width="0.1965in"/>
        <style:text-properties style:font-name="OpenSymbol"/>
      </text:list-level-style-bullet>
      <text:list-level-style-bullet text:level="4" text:style-name="RTF_5f_Num_20_9_20_4" style:num-suffix="." text:bullet-char="•">
        <style:list-level-properties text:space-before="1.7673in" text:min-label-width="0.1965in"/>
        <style:text-properties style:font-name="OpenSymbol"/>
      </text:list-level-style-bullet>
      <text:list-level-style-bullet text:level="5" text:style-name="RTF_5f_Num_20_9_20_5" style:num-suffix="." text:bullet-char="•">
        <style:list-level-properties text:space-before="2.2583in" text:min-label-width="0.1965in"/>
        <style:text-properties style:font-name="OpenSymbol"/>
      </text:list-level-style-bullet>
      <text:list-level-style-bullet text:level="6" text:style-name="RTF_5f_Num_20_9_20_6" style:num-suffix="." text:bullet-char="•">
        <style:list-level-properties text:space-before="2.7492in" text:min-label-width="0.1965in"/>
        <style:text-properties style:font-name="OpenSymbol"/>
      </text:list-level-style-bullet>
      <text:list-level-style-bullet text:level="7" text:style-name="RTF_5f_Num_20_9_20_7" style:num-suffix="." text:bullet-char="•">
        <style:list-level-properties text:space-before="3.2402in" text:min-label-width="0.1965in"/>
        <style:text-properties style:font-name="OpenSymbol"/>
      </text:list-level-style-bullet>
      <text:list-level-style-bullet text:level="8" text:style-name="RTF_5f_Num_20_9_20_8" style:num-suffix="." text:bullet-char="•">
        <style:list-level-properties text:space-before="3.7315in" text:min-label-width="0.1965in"/>
        <style:text-properties style:font-name="OpenSymbol"/>
      </text:list-level-style-bullet>
      <text:list-level-style-bullet text:level="9" text:style-name="RTF_5f_Num_20_9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4909in"/>
        <style:text-properties style:font-name="OpenSymbol"/>
      </text:list-level-style-bullet>
      <text:list-level-style-bullet text:level="2" text:style-name="RTF_5f_Num_20_10_20_2" style:num-suffix="." text:bullet-char="•">
        <style:list-level-properties text:space-before="0.7854in" text:min-label-width="0.1965in"/>
        <style:text-properties style:font-name="OpenSymbol"/>
      </text:list-level-style-bullet>
      <text:list-level-style-bullet text:level="3" text:style-name="RTF_5f_Num_20_10_20_3" style:num-suffix="." text:bullet-char="•">
        <style:list-level-properties text:space-before="1.2764in" text:min-label-width="0.1965in"/>
        <style:text-properties style:font-name="OpenSymbol"/>
      </text:list-level-style-bullet>
      <text:list-level-style-bullet text:level="4" text:style-name="RTF_5f_Num_20_10_20_4" style:num-suffix="." text:bullet-char="•">
        <style:list-level-properties text:space-before="1.7673in" text:min-label-width="0.1965in"/>
        <style:text-properties style:font-name="OpenSymbol"/>
      </text:list-level-style-bullet>
      <text:list-level-style-bullet text:level="5" text:style-name="RTF_5f_Num_20_10_20_5" style:num-suffix="." text:bullet-char="•">
        <style:list-level-properties text:space-before="2.2583in" text:min-label-width="0.1965in"/>
        <style:text-properties style:font-name="OpenSymbol"/>
      </text:list-level-style-bullet>
      <text:list-level-style-bullet text:level="6" text:style-name="RTF_5f_Num_20_10_20_6" style:num-suffix="." text:bullet-char="•">
        <style:list-level-properties text:space-before="2.7492in" text:min-label-width="0.1965in"/>
        <style:text-properties style:font-name="OpenSymbol"/>
      </text:list-level-style-bullet>
      <text:list-level-style-bullet text:level="7" text:style-name="RTF_5f_Num_20_10_20_7" style:num-suffix="." text:bullet-char="•">
        <style:list-level-properties text:space-before="3.2402in" text:min-label-width="0.1965in"/>
        <style:text-properties style:font-name="OpenSymbol"/>
      </text:list-level-style-bullet>
      <text:list-level-style-bullet text:level="8" text:style-name="RTF_5f_Num_20_10_20_8" style:num-suffix="." text:bullet-char="•">
        <style:list-level-properties text:space-before="3.7315in" text:min-label-width="0.1965in"/>
        <style:text-properties style:font-name="OpenSymbol"/>
      </text:list-level-style-bullet>
      <text:list-level-style-bullet text:level="9" text:style-name="RTF_5f_Num_20_10_20_9" style:num-suffix="." text:bullet-char="•">
        <style:list-level-properties text:space-before="4.2224in" text:min-label-width="0.1965in"/>
        <style:text-properties style:font-name="OpenSymbol"/>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S</meta:editing-duration>
    <meta:editing-cycles>3</meta:editing-cycles>
    <meta:generator>OpenOffice/4.0.1$Win32 OpenOffice.org_project/401m5$Build-9714</meta:generator>
    <dc:date>2017-05-26T11:51:29.50</dc:date>
    <meta:document-statistic meta:table-count="1" meta:image-count="0" meta:object-count="0" meta:page-count="9" meta:paragraph-count="263" meta:word-count="1341" meta:character-count="8683"/>
    <meta:user-defined meta:name="Info 1"/>
    <meta:user-defined meta:name="Info 2"/>
    <meta:user-defined meta:name="Info 3"/>
    <meta:user-defined meta:name="Info 4"/>
  </office:meta>
</office:document-meta>
</file>